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6" style:master-page-name="MasterPage2" style:family="paragraph" style:name="P38">
      <style:text-properties/>
      <style:paragraph-properties/>
    </style:style>
    <style:style style:family="text" style:name="T25">
      <style:text-properties fo:font-size="16pt" fo:font-weight="bold"/>
    </style:style>
    <style:style style:parent-style-name="606" style:family="paragraph" style:name="P39">
      <style:paragraph-properties/>
    </style:style>
    <style:style style:parent-style-name="606" style:family="paragraph" style:name="P40">
      <style:paragraph-properties/>
    </style:style>
    <style:style style:parent-style-name="606" style:family="paragraph" style:name="P41">
      <style:text-properties/>
      <style:paragraph-properties/>
    </style:style>
    <style:style style:family="text" style:name="T26">
      <style:text-properties style:font-family-complex="Calibri"/>
    </style:style>
    <style:style style:parent-style-name="606" style:family="paragraph" style:name="P42">
      <style:text-properties/>
      <style:paragraph-properties/>
    </style:style>
    <style:style style:family="text" style:name="T27">
      <style:text-properties style:font-family-complex="Calibri"/>
    </style:style>
    <style:style style:parent-style-name="606" style:family="paragraph" style:name="P43">
      <style:paragraph-properties/>
    </style:style>
    <style:style style:parent-style-name="606" style:family="paragraph" style:name="P44">
      <style:paragraph-properties/>
    </style:style>
    <style:style style:parent-style-name="606" style:family="paragraph" style:name="P45">
      <style:paragraph-properties/>
    </style:style>
    <style:style style:parent-style-name="606" style:family="paragraph" style:name="P46">
      <style:paragraph-properties/>
    </style:style>
    <style:style style:parent-style-name="606" style:family="paragraph" style:name="P47">
      <style:paragraph-properties/>
    </style:style>
    <style:style style:parent-style-name="606" style:family="paragraph" style:name="P48">
      <style:paragraph-properties/>
    </style:style>
    <style:style style:parent-style-name="606" style:family="paragraph" style:name="P49">
      <style:paragraph-properties/>
    </style:style>
    <style:style style:parent-style-name="606" style:family="paragraph" style:name="P50">
      <style:paragraph-properties/>
    </style:style>
    <style:style style:parent-style-name="606" style:family="paragraph" style:name="P51">
      <style:paragraph-properties/>
    </style:style>
    <style:style style:parent-style-name="606" style:family="paragraph" style:name="P52">
      <style:paragraph-properties/>
    </style:style>
    <style:style style:parent-style-name="606" style:family="paragraph" style:name="P53">
      <style:paragraph-properties/>
    </style:style>
    <style:style style:parent-style-name="606" style:family="paragraph" style:name="P54">
      <style:text-properties/>
      <style:paragraph-properties fo:break-before="page"/>
    </style:style>
    <style:style style:family="text" style:name="T28">
      <style:text-properties fo:font-size="14pt" fo:font-weight="bold"/>
    </style:style>
    <style:style style:parent-style-name="606" style:family="paragraph" style:name="P55">
      <style:text-properties/>
      <style:paragraph-properties/>
    </style:style>
    <style:style style:family="text" style:name="T29">
      <style:text-properties fo:font-size="14pt" fo:font-weight="bold"/>
    </style:style>
    <style:style style:parent-style-name="606" style:family="paragraph" style:name="P56">
      <style:paragraph-properties fo:border-bottom="0.02646cm solid #000000"/>
    </style:style>
    <style:style style:parent-style-name="606" style:family="paragraph" style:name="P57">
      <style:paragraph-properties fo:border-bottom="0.02646cm solid #000000"/>
    </style:style>
    <style:style style:parent-style-name="606" style:family="paragraph" style:name="P58">
      <style:paragraph-properties fo:border-bottom="0.02646cm solid #000000"/>
    </style:style>
    <style:style style:parent-style-name="606" style:family="paragraph" style:name="P59">
      <style:paragraph-properties fo:border-bottom="0.02646cm solid #000000"/>
    </style:style>
    <style:style style:parent-style-name="606" style:family="paragraph" style:name="P60">
      <style:paragraph-properties fo:border-bottom="0.02646cm solid #000000"/>
    </style:style>
    <style:style style:parent-style-name="606" style:family="paragraph" style:name="P61">
      <style:paragraph-properties fo:border-bottom="0.02646cm solid #000000"/>
    </style:style>
    <style:style style:parent-style-name="606" style:family="paragraph" style:name="P62">
      <style:paragraph-properties fo:border-bottom="0.02646cm solid #000000"/>
    </style:style>
    <style:style style:parent-style-name="606" style:family="paragraph" style:name="P63">
      <style:paragraph-properties fo:border-bottom="0.02646cm solid #000000"/>
    </style:style>
    <style:style style:parent-style-name="606" style:family="paragraph" style:name="P64">
      <style:paragraph-properties fo:border-bottom="0.02646cm solid #000000"/>
    </style:style>
    <style:style style:parent-style-name="606" style:family="paragraph" style:name="P65">
      <style:paragraph-properties fo:border-bottom="0.02646cm solid #000000"/>
    </style:style>
    <style:style style:parent-style-name="606" style:family="paragraph" style:name="P66">
      <style:paragraph-properties fo:border-bottom="0.02646cm solid #000000"/>
    </style:style>
    <style:style style:parent-style-name="606" style:family="paragraph" style:name="P67">
      <style:paragraph-properties fo:border-bottom="0.02646cm solid #000000"/>
    </style:style>
    <style:style style:parent-style-name="606" style:family="paragraph" style:name="P68">
      <style:paragraph-properties fo:border-bottom="0.02646cm solid #000000"/>
    </style:style>
    <style:style style:parent-style-name="606" style:family="paragraph" style:name="P69">
      <style:paragraph-properties fo:border-bottom="0.02646cm solid #000000"/>
    </style:style>
    <style:style style:parent-style-name="606" style:family="paragraph" style:name="P70">
      <style:paragraph-properties fo:border-bottom="0.02646cm solid #000000"/>
    </style:style>
    <style:style style:parent-style-name="606" style:family="paragraph" style:name="P71">
      <style:paragraph-properties fo:border-bottom="0.02646cm solid #000000"/>
    </style:style>
    <style:style style:parent-style-name="606" style:family="paragraph" style:name="P72">
      <style:paragraph-properties fo:border-bottom="0.02646cm solid #000000"/>
    </style:style>
    <style:style style:parent-style-name="606" style:family="paragraph" style:name="P73">
      <style:paragraph-properties fo:border-bottom="0.02646cm solid #000000"/>
    </style:style>
    <style:style style:parent-style-name="606" style:family="paragraph" style:name="P74">
      <style:paragraph-properties fo:border-bottom="0.02646cm solid #000000"/>
    </style:style>
    <style:style style:parent-style-name="606" style:family="paragraph" style:name="P75">
      <style:paragraph-properties fo:border-bottom="0.02646cm solid #000000"/>
    </style:style>
    <style:style style:parent-style-name="606" style:family="paragraph" style:name="P76">
      <style:paragraph-properties fo:border-bottom="0.02646cm solid #000000"/>
    </style:style>
    <style:style style:parent-style-name="606" style:family="paragraph" style:name="P77">
      <style:paragraph-properties fo:border-bottom="0.02646cm solid #000000"/>
    </style:style>
    <style:style style:parent-style-name="606" style:family="paragraph" style:name="P78">
      <style:paragraph-properties fo:border-bottom="0.02646cm solid #000000"/>
    </style:style>
    <style:style style:parent-style-name="606" style:family="paragraph" style:name="P79">
      <style:paragraph-properties fo:border-bottom="0.02646cm solid #000000"/>
    </style:style>
    <style:style style:parent-style-name="606" style:family="paragraph" style:name="P80">
      <style:paragraph-properties/>
    </style:style>
    <style:style style:parent-style-name="606" style:family="paragraph" style:name="P81">
      <style:paragraph-properties/>
    </style:style>
    <style:style style:parent-style-name="606" style:family="paragraph" style:name="P82">
      <style:paragraph-properties/>
    </style:style>
    <style:style style:parent-style-name="606" style:family="paragraph" style:name="P83">
      <style:paragraph-properties/>
    </style:style>
    <style:style style:parent-style-name="606" style:family="paragraph" style:name="P84">
      <style:paragraph-properties/>
    </style:style>
    <style:style style:parent-style-name="606" style:family="paragraph" style:name="P85">
      <style:paragraph-properties/>
    </style:style>
    <style:style style:parent-style-name="606" style:family="paragraph" style:name="P86">
      <style:paragraph-properties/>
    </style:style>
    <style:style style:parent-style-name="606" style:family="paragraph" style:name="P87">
      <style:paragraph-properties/>
    </style:style>
    <style:style style:parent-style-name="606" style:family="paragraph" style:name="P88">
      <style:paragraph-properties/>
    </style:style>
    <style:style style:parent-style-name="606" style:family="paragraph" style:name="P89">
      <style:paragraph-properties/>
    </style:style>
    <style:style style:parent-style-name="606" style:family="paragraph" style:name="P90">
      <style:paragraph-properties fo:border-bottom="0.02646cm solid #000000"/>
    </style:style>
    <style:style style:parent-style-name="606" style:family="paragraph" style:name="P91">
      <style:paragraph-properties fo:border-bottom="0.02646cm solid #000000"/>
    </style:style>
    <style:style style:parent-style-name="606" style:family="paragraph" style:name="P92">
      <style:paragraph-properties/>
    </style:style>
    <style:style style:parent-style-name="606" style:family="paragraph" style:name="P93">
      <style:paragraph-properties/>
    </style:style>
    <style:style style:parent-style-name="606" style:family="paragraph" style:name="P94">
      <style:paragraph-properties/>
    </style:style>
    <style:style style:parent-style-name="606" style:family="paragraph" style:name="P95">
      <style:paragraph-properties/>
    </style:style>
    <style:style style:parent-style-name="606" style:family="paragraph" style:name="P96">
      <style:paragraph-properties/>
    </style:style>
    <style:style style:parent-style-name="606" style:family="paragraph" style:name="P97">
      <style:paragraph-properties/>
    </style:style>
    <style:style style:parent-style-name="606" style:family="paragraph" style:name="P98">
      <style:paragraph-properties/>
    </style:style>
    <style:style style:parent-style-name="606" style:family="paragraph" style:name="P99">
      <style:paragraph-properties/>
    </style:style>
    <style:style style:parent-style-name="606" style:family="paragraph" style:name="P100">
      <style:paragraph-properties/>
    </style:style>
    <style:style style:parent-style-name="606" style:family="paragraph" style:name="P101">
      <style:paragraph-properties fo:border-bottom="0.02646cm solid #000000"/>
    </style:style>
    <style:style style:parent-style-name="606" style:family="paragraph" style:name="P102">
      <style:paragraph-properties fo:border-bottom="0.02646cm solid #000000"/>
    </style:style>
    <style:style style:parent-style-name="606" style:family="paragraph" style:name="P103">
      <style:paragraph-properties fo:border-bottom="0.02646cm solid #000000"/>
    </style:style>
    <style:style style:parent-style-name="606" style:family="paragraph" style:name="P104">
      <style:paragraph-properties fo:border-bottom="0.02646cm solid #000000"/>
    </style:style>
    <style:style style:parent-style-name="606" style:family="paragraph" style:name="P105">
      <style:paragraph-properties fo:border-bottom="0.02646cm solid #000000"/>
    </style:style>
    <style:style style:parent-style-name="606" style:family="paragraph" style:name="P106">
      <style:paragraph-properties fo:border-bottom="0.02646cm solid #000000"/>
    </style:style>
    <style:style style:parent-style-name="606" style:family="paragraph" style:name="P107">
      <style:paragraph-properties fo:border-bottom="0.02646cm solid #000000"/>
    </style:style>
    <style:style style:parent-style-name="606" style:family="paragraph" style:name="P108">
      <style:paragraph-properties fo:border-bottom="0.02646cm solid #000000"/>
    </style:style>
    <style:style style:parent-style-name="606" style:family="paragraph" style:name="P109">
      <style:paragraph-properties/>
    </style:style>
    <style:style style:parent-style-name="606" style:family="paragraph" style:name="P110">
      <style:paragraph-properties/>
    </style:style>
    <style:style style:parent-style-name="606" style:family="paragraph" style:name="P111">
      <style:paragraph-properties/>
    </style:style>
    <style:style style:parent-style-name="606" style:family="paragraph" style:name="P112">
      <style:paragraph-properties/>
    </style:style>
    <style:style style:parent-style-name="606" style:family="paragraph" style:name="P113">
      <style:paragraph-properties/>
    </style:style>
    <style:style style:parent-style-name="606" style:family="paragraph" style:name="P114">
      <style:paragraph-properties/>
    </style:style>
    <style:style style:parent-style-name="606" style:family="paragraph" style:name="P115">
      <style:paragraph-properties/>
    </style:style>
    <style:style style:parent-style-name="606" style:family="paragraph" style:name="P116">
      <style:paragraph-properties/>
    </style:style>
    <style:style style:parent-style-name="606" style:family="paragraph" style:name="P117">
      <style:paragraph-properties/>
    </style:style>
    <style:style style:parent-style-name="606" style:family="paragraph" style:name="P118">
      <style:paragraph-properties/>
    </style:style>
    <style:style style:parent-style-name="606" style:family="paragraph" style:name="P119">
      <style:paragraph-properties/>
    </style:style>
    <style:style style:parent-style-name="606" style:family="paragraph" style:name="P120">
      <style:paragraph-properties/>
    </style:style>
    <style:style style:parent-style-name="606" style:family="paragraph" style:name="P121">
      <style:paragraph-properties/>
    </style:style>
    <style:style style:parent-style-name="606" style:family="paragraph" style:name="P122">
      <style:paragraph-properties/>
    </style:style>
    <style:style style:parent-style-name="606" style:family="paragraph" style:name="P123">
      <style:paragraph-properties/>
    </style:style>
    <style:style style:parent-style-name="606" style:family="paragraph" style:name="P124">
      <style:paragraph-properties/>
    </style:style>
    <style:style style:parent-style-name="606" style:family="paragraph" style:name="P125">
      <style:paragraph-properties/>
    </style:style>
    <style:style style:parent-style-name="606" style:family="paragraph" style:name="P126">
      <style:paragraph-properties fo:border-bottom="0.02646cm solid #000000"/>
    </style:style>
    <style:style style:parent-style-name="606" style:family="paragraph" style:name="P127">
      <style:paragraph-properties fo:border-bottom="0.02646cm solid #000000"/>
    </style:style>
    <style:style style:parent-style-name="606" style:family="paragraph" style:name="P128">
      <style:paragraph-properties fo:break-before="page"/>
    </style:style>
    <style:style style:parent-style-name="606" style:family="paragraph" style:name="P129">
      <style:paragraph-properties fo:border-bottom="0.02646cm solid #000000"/>
    </style:style>
    <style:style style:family="text" style:name="T30">
      <style:text-properties fo:font-size="14pt" fo:font-weight="bold"/>
    </style:style>
    <style:style style:parent-style-name="606" style:family="paragraph" style:name="P130">
      <style:text-properties/>
      <style:paragraph-properties/>
    </style:style>
    <style:style style:family="text" style:name="T31">
      <style:text-properties/>
    </style:style>
    <style:style style:parent-style-name="606" style:family="paragraph" style:name="P131">
      <style:text-properties/>
      <style:paragraph-properties/>
    </style:style>
    <style:style style:family="text" style:name="T32">
      <style:text-properties/>
    </style:style>
    <style:style style:family="text" style:name="T33">
      <style:text-properties style:text-underline-type="none" style:text-underline-width="auto"/>
    </style:style>
    <style:style style:family="text" style:name="T34">
      <style:text-properties/>
    </style:style>
    <style:style style:parent-style-name="606" style:family="paragraph" style:name="P132">
      <style:text-properties/>
      <style:paragraph-properties/>
    </style:style>
    <style:style style:family="text" style:name="T35">
      <style:text-properties/>
    </style:style>
    <style:style style:parent-style-name="606" style:family="paragraph" style:name="P133">
      <style:text-properties/>
      <style:paragraph-properties/>
    </style:style>
    <style:style style:family="text" style:name="T36">
      <style:text-properties/>
    </style:style>
    <style:style style:parent-style-name="606" style:family="paragraph" style:name="P134">
      <style:text-properties/>
      <style:paragraph-properties/>
    </style:style>
    <style:style style:family="text" style:name="T37">
      <style:text-properties/>
    </style:style>
    <style:style style:parent-style-name="606" style:family="paragraph" style:name="P135">
      <style:text-properties/>
      <style:paragraph-properties/>
    </style:style>
    <style:style style:family="text" style:name="T38">
      <style:text-properties/>
    </style:style>
    <style:style style:parent-style-name="606" style:family="paragraph" style:name="P136">
      <style:text-properties/>
      <style:paragraph-properties/>
    </style:style>
    <style:style style:family="text" style:name="T39">
      <style:text-properties/>
    </style:style>
    <style:style style:parent-style-name="606" style:family="paragraph" style:name="P137">
      <style:text-properties/>
      <style:paragraph-properties/>
    </style:style>
    <style:style style:family="text" style:name="T40">
      <style:text-properties/>
    </style:style>
    <style:style style:parent-style-name="606" style:family="paragraph" style:name="P138">
      <style:text-properties/>
      <style:paragraph-properties/>
    </style:style>
    <style:style style:family="text" style:name="T41">
      <style:text-properties/>
    </style:style>
    <style:style style:parent-style-name="606" style:family="paragraph" style:name="P139">
      <style:text-properties/>
      <style:paragraph-properties/>
    </style:style>
    <style:style style:family="text" style:name="T42">
      <style:text-properties/>
    </style:style>
    <style:style style:parent-style-name="616" style:list-style-name="WWNum1" style:family="paragraph" style:name="P140">
      <style:text-properties/>
      <style:paragraph-properties/>
    </style:style>
    <style:style style:family="text" style:name="T43">
      <style:text-properties/>
    </style:style>
    <style:style style:parent-style-name="616" style:list-style-name="WWNum1" style:family="paragraph" style:name="P141">
      <style:text-properties/>
      <style:paragraph-properties/>
    </style:style>
    <style:style style:family="text" style:name="T44">
      <style:text-properties/>
    </style:style>
    <style:style style:parent-style-name="616" style:list-style-name="WWNum1" style:family="paragraph" style:name="P142">
      <style:text-properties/>
      <style:paragraph-properties/>
    </style:style>
    <style:style style:family="text" style:name="T45">
      <style:text-properties/>
    </style:style>
    <style:style style:parent-style-name="606" style:family="paragraph" style:name="P143">
      <style:text-properties/>
      <style:paragraph-properties/>
    </style:style>
    <style:style style:family="text" style:name="T46">
      <style:text-properties/>
    </style:style>
    <style:style style:family="text" style:name="T47">
      <style:text-properties fo:font-weight="bold"/>
    </style:style>
    <style:style style:family="text" style:name="T48">
      <style:text-properties/>
    </style:style>
    <style:style style:parent-style-name="606" style:family="paragraph" style:name="P144">
      <style:text-properties/>
      <style:paragraph-properties/>
    </style:style>
    <style:style style:family="text" style:name="T49">
      <style:text-properties/>
    </style:style>
    <style:style style:parent-style-name="606" style:family="paragraph" style:name="P145">
      <style:text-properties/>
      <style:paragraph-properties/>
    </style:style>
    <style:style style:family="text" style:name="T50">
      <style:text-properties/>
    </style:style>
    <style:style style:parent-style-name="606" style:family="paragraph" style:name="P146">
      <style:text-properties/>
      <style:paragraph-properties/>
    </style:style>
    <style:style style:family="text" style:name="T51">
      <style:text-properties/>
    </style:style>
    <style:style style:parent-style-name="606" style:family="paragraph" style:name="P147">
      <style:text-properties/>
      <style:paragraph-properties/>
    </style:style>
    <style:style style:family="text" style:name="T52">
      <style:text-properties/>
    </style:style>
    <style:style style:parent-style-name="606" style:family="paragraph" style:name="P148">
      <style:text-properties/>
      <style:paragraph-properties/>
    </style:style>
    <style:style style:family="text" style:name="T53">
      <style:text-properties/>
    </style:style>
    <style:style style:family="text" style:name="T54">
      <style:text-properties/>
    </style:style>
    <style:style style:parent-style-name="606" style:family="paragraph" style:name="P149">
      <style:text-properties/>
      <style:paragraph-properties/>
    </style:style>
    <style:style style:family="text" style:name="T55">
      <style:text-properties/>
    </style:style>
    <style:style style:parent-style-name="606" style:family="paragraph" style:name="P150">
      <style:text-properties/>
      <style:paragraph-properties/>
    </style:style>
    <style:style style:family="text" style:name="T56">
      <style:text-properties/>
    </style:style>
    <style:style style:parent-style-name="606" style:family="paragraph" style:name="P151">
      <style:text-properties/>
      <style:paragraph-properties/>
    </style:style>
    <style:style style:family="text" style:name="T57">
      <style:text-properties/>
    </style:style>
    <style:style style:parent-style-name="606" style:family="paragraph" style:name="P152">
      <style:text-properties/>
      <style:paragraph-properties/>
    </style:style>
    <style:style style:family="text" style:name="T58">
      <style:text-properties/>
    </style:style>
    <style:style style:parent-style-name="606" style:family="paragraph" style:name="P153">
      <style:text-properties/>
      <style:paragraph-properties/>
    </style:style>
    <style:style style:family="text" style:name="T59">
      <style:text-properties/>
    </style:style>
    <style:style style:parent-style-name="606" style:family="paragraph" style:name="P154">
      <style:text-properties/>
      <style:paragraph-properties/>
    </style:style>
    <style:style style:family="text" style:name="T60">
      <style:text-properties/>
    </style:style>
    <style:style style:parent-style-name="616" style:list-style-name="WWNum2" style:family="paragraph" style:name="P155">
      <style:text-properties/>
      <style:paragraph-properties/>
    </style:style>
    <style:style style:family="text" style:name="T61">
      <style:text-properties/>
    </style:style>
    <style:style style:parent-style-name="616" style:list-style-name="WWNum2" style:family="paragraph" style:name="P156">
      <style:text-properties/>
      <style:paragraph-properties/>
    </style:style>
    <style:style style:family="text" style:name="T62">
      <style:text-properties/>
    </style:style>
    <style:style style:parent-style-name="616" style:list-style-name="WWNum2" style:family="paragraph" style:name="P157">
      <style:text-properties/>
      <style:paragraph-properties/>
    </style:style>
    <style:style style:family="text" style:name="T63">
      <style:text-properties/>
    </style:style>
    <style:style style:parent-style-name="606" style:family="paragraph" style:name="P158">
      <style:text-properties/>
      <style:paragraph-properties/>
    </style:style>
    <style:style style:family="text" style:name="T64">
      <style:text-properties/>
    </style:style>
    <style:style style:parent-style-name="606" style:family="paragraph" style:name="P159">
      <style:text-properties/>
      <style:paragraph-properties/>
    </style:style>
    <style:style style:family="text" style:name="T65">
      <style:text-properties/>
    </style:style>
    <style:style style:family="text" style:name="T66">
      <style:text-properties fo:font-weight="bold"/>
    </style:style>
    <style:style style:family="text" style:name="T67">
      <style:text-properties/>
    </style:style>
    <style:style style:parent-style-name="606" style:family="paragraph" style:name="P160">
      <style:text-properties/>
      <style:paragraph-properties/>
    </style:style>
    <style:style style:family="text" style:name="T68">
      <style:text-properties/>
    </style:style>
    <style:style style:parent-style-name="606" style:family="paragraph" style:name="P161">
      <style:text-properties/>
      <style:paragraph-properties/>
    </style:style>
    <style:style style:family="text" style:name="T69">
      <style:text-properties/>
    </style:style>
    <style:style style:family="text" style:name="T70">
      <style:text-properties/>
    </style:style>
    <style:style style:parent-style-name="606" style:family="paragraph" style:name="P162">
      <style:text-properties/>
      <style:paragraph-properties/>
    </style:style>
    <style:style style:family="text" style:name="T71">
      <style:text-properties/>
    </style:style>
    <style:style style:parent-style-name="606" style:family="paragraph" style:name="P163">
      <style:text-properties/>
      <style:paragraph-properties/>
    </style:style>
    <style:style style:family="text" style:name="T72">
      <style:text-properties/>
    </style:style>
    <style:style style:parent-style-name="606" style:family="paragraph" style:name="P164">
      <style:text-properties/>
      <style:paragraph-properties/>
    </style:style>
    <style:style style:family="text" style:name="T73">
      <style:text-properties/>
    </style:style>
    <style:style style:parent-style-name="606" style:family="paragraph" style:name="P165">
      <style:text-properties/>
      <style:paragraph-properties/>
    </style:style>
    <style:style style:family="text" style:name="T74">
      <style:text-properties/>
    </style:style>
    <style:style style:parent-style-name="606" style:family="paragraph" style:name="P166">
      <style:text-properties/>
      <style:paragraph-properties/>
    </style:style>
    <style:style style:family="text" style:name="T75">
      <style:text-properties/>
    </style:style>
    <style:style style:parent-style-name="616" style:list-style-name="WWNum3" style:family="paragraph" style:name="P167">
      <style:text-properties/>
      <style:paragraph-properties/>
    </style:style>
    <style:style style:family="text" style:name="T76">
      <style:text-properties/>
    </style:style>
    <style:style style:parent-style-name="616" style:list-style-name="WWNum3" style:family="paragraph" style:name="P168">
      <style:text-properties/>
      <style:paragraph-properties/>
    </style:style>
    <style:style style:family="text" style:name="T77">
      <style:text-properties/>
    </style:style>
    <style:style style:family="text" style:name="T78">
      <style:text-properties/>
    </style:style>
    <style:style style:parent-style-name="616" style:list-style-name="WWNum3" style:family="paragraph" style:name="P169">
      <style:text-properties/>
      <style:paragraph-properties/>
    </style:style>
    <style:style style:family="text" style:name="T79">
      <style:text-properties/>
    </style:style>
    <style:style style:family="text" style:name="T80">
      <style:text-properties/>
    </style:style>
    <style:style style:parent-style-name="606" style:family="paragraph" style:name="P170">
      <style:text-properties/>
      <style:paragraph-properties/>
    </style:style>
    <style:style style:family="text" style:name="T81">
      <style:text-properties/>
    </style:style>
    <style:style style:parent-style-name="606" style:family="paragraph" style:name="P171">
      <style:text-properties/>
      <style:paragraph-properties/>
    </style:style>
    <style:style style:family="text" style:name="T82">
      <style:text-properties/>
    </style:style>
    <style:style style:parent-style-name="606" style:family="paragraph" style:name="P172">
      <style:text-properties/>
      <style:paragraph-properties/>
    </style:style>
    <style:style style:family="text" style:name="T83">
      <style:text-properties/>
    </style:style>
    <style:style style:parent-style-name="606" style:family="paragraph" style:name="P173">
      <style:text-properties/>
      <style:paragraph-properties/>
    </style:style>
    <style:style style:family="text" style:name="T84">
      <style:text-properties/>
    </style:style>
    <style:style style:parent-style-name="606" style:family="paragraph" style:name="P174">
      <style:text-properties/>
      <style:paragraph-properties/>
    </style:style>
    <style:style style:family="text" style:name="T85">
      <style:text-properties/>
    </style:style>
    <style:style style:parent-style-name="606" style:family="paragraph" style:name="P175">
      <style:text-properties/>
      <style:paragraph-properties/>
    </style:style>
    <style:style style:family="text" style:name="T86">
      <style:text-properties/>
    </style:style>
    <style:style style:parent-style-name="606" style:family="paragraph" style:name="P176">
      <style:text-properties/>
      <style:paragraph-properties/>
    </style:style>
    <style:style style:family="text" style:name="T87">
      <style:text-properties/>
    </style:style>
    <style:style style:parent-style-name="606" style:family="paragraph" style:name="P177">
      <style:text-properties/>
      <style:paragraph-properties/>
    </style:style>
    <style:style style:family="text" style:name="T88">
      <style:text-properties/>
    </style:style>
    <style:style style:parent-style-name="606" style:family="paragraph" style:name="P178">
      <style:text-properties/>
      <style:paragraph-properties/>
    </style:style>
    <style:style style:family="text" style:name="T89">
      <style:text-properties/>
    </style:style>
    <style:style style:parent-style-name="606" style:family="paragraph" style:name="P179">
      <style:text-properties/>
      <style:paragraph-properties/>
    </style:style>
    <style:style style:family="text" style:name="T90">
      <style:text-properties/>
    </style:style>
    <style:style style:parent-style-name="606" style:family="paragraph" style:name="P180">
      <style:text-properties/>
      <style:paragraph-properties/>
    </style:style>
    <style:style style:family="text" style:name="T91">
      <style:text-properties/>
    </style:style>
    <style:style style:family="text" style:name="T92">
      <style:text-properties/>
    </style:style>
    <style:style style:parent-style-name="606" style:family="paragraph" style:name="P181">
      <style:text-properties/>
      <style:paragraph-properties/>
    </style:style>
    <style:style style:family="text" style:name="T93">
      <style:text-properties/>
    </style:style>
    <style:style style:parent-style-name="606" style:family="paragraph" style:name="P182">
      <style:text-properties/>
      <style:paragraph-properties fo:border-bottom="0.02646cm solid #000000"/>
    </style:style>
    <style:style style:family="text" style:name="T94">
      <style:text-properties/>
    </style:style>
    <style:style style:parent-style-name="606" style:family="paragraph" style:name="P183">
      <style:text-properties/>
      <style:paragraph-properties/>
    </style:style>
    <style:style style:family="text" style:name="T95">
      <style:text-properties/>
    </style:style>
    <style:style style:parent-style-name="606" style:family="paragraph" style:name="P184">
      <style:text-properties/>
      <style:paragraph-properties/>
    </style:style>
    <style:style style:family="text" style:name="T96">
      <style:text-properties/>
    </style:style>
    <style:style style:parent-style-name="606" style:family="paragraph" style:name="P185">
      <style:text-properties/>
      <style:paragraph-properties/>
    </style:style>
    <style:style style:family="text" style:name="T97">
      <style:text-properties/>
    </style:style>
    <style:style style:parent-style-name="606" style:family="paragraph" style:name="P186">
      <style:text-properties/>
      <style:paragraph-properties/>
    </style:style>
    <style:style style:family="text" style:name="T98">
      <style:text-properties/>
    </style:style>
    <style:style style:parent-style-name="606" style:family="paragraph" style:name="P187">
      <style:text-properties/>
      <style:paragraph-properties/>
    </style:style>
    <style:style style:family="text" style:name="T99">
      <style:text-properties/>
    </style:style>
    <style:style style:parent-style-name="606" style:family="paragraph" style:name="P188">
      <style:text-properties/>
      <style:paragraph-properties/>
    </style:style>
    <style:style style:family="text" style:name="T100">
      <style:text-properties/>
    </style:style>
    <style:style style:parent-style-name="606" style:family="paragraph" style:name="P189">
      <style:text-properties/>
      <style:paragraph-properties/>
    </style:style>
    <style:style style:family="text" style:name="T101">
      <style:text-properties/>
    </style:style>
    <style:style style:parent-style-name="606" style:family="paragraph" style:name="P190">
      <style:text-properties/>
      <style:paragraph-properties/>
    </style:style>
    <style:style style:family="text" style:name="T102">
      <style:text-properties/>
    </style:style>
    <style:style style:parent-style-name="606" style:family="paragraph" style:name="P191">
      <style:text-properties/>
      <style:paragraph-properties/>
    </style:style>
    <style:style style:family="text" style:name="T103">
      <style:text-properties/>
    </style:style>
    <style:style style:parent-style-name="606" style:family="paragraph" style:name="P192">
      <style:text-properties/>
      <style:paragraph-properties/>
    </style:style>
    <style:style style:family="text" style:name="T104">
      <style:text-properties/>
    </style:style>
    <style:style style:family="text" style:name="T105">
      <style:text-properties/>
    </style:style>
    <style:style style:parent-style-name="606" style:family="paragraph" style:name="P193">
      <style:text-properties/>
      <style:paragraph-properties/>
    </style:style>
    <style:style style:family="text" style:name="T106">
      <style:text-properties/>
    </style:style>
    <style:style style:parent-style-name="606" style:family="paragraph" style:name="P194">
      <style:text-properties/>
      <style:paragraph-properties/>
    </style:style>
    <style:style style:family="text" style:name="T107">
      <style:text-properties/>
    </style:style>
    <style:style style:parent-style-name="606" style:family="paragraph" style:name="P195">
      <style:text-properties/>
      <style:paragraph-properties/>
    </style:style>
    <style:style style:family="text" style:name="T108">
      <style:text-properties/>
    </style:style>
    <style:style style:parent-style-name="606" style:family="paragraph" style:name="P196">
      <style:text-properties/>
      <style:paragraph-properties/>
    </style:style>
    <style:style style:family="text" style:name="T109">
      <style:text-properties/>
    </style:style>
    <style:style style:parent-style-name="606" style:family="paragraph" style:name="P197">
      <style:text-properties/>
      <style:paragraph-properties/>
    </style:style>
    <style:style style:family="text" style:name="T110">
      <style:text-properties/>
    </style:style>
    <style:style style:parent-style-name="606" style:family="paragraph" style:name="P198">
      <style:text-properties/>
      <style:paragraph-properties/>
    </style:style>
    <style:style style:family="text" style:name="T111">
      <style:text-properties/>
    </style:style>
    <style:style style:parent-style-name="606" style:family="paragraph" style:name="P199">
      <style:text-properties/>
      <style:paragraph-properties/>
    </style:style>
    <style:style style:family="text" style:name="T112">
      <style:text-properties/>
    </style:style>
    <style:style style:parent-style-name="606" style:family="paragraph" style:name="P200">
      <style:text-properties/>
      <style:paragraph-properties/>
    </style:style>
    <style:style style:family="text" style:name="T113">
      <style:text-properties/>
    </style:style>
    <style:style style:parent-style-name="606" style:family="paragraph" style:name="P201">
      <style:text-properties/>
      <style:paragraph-properties/>
    </style:style>
    <style:style style:family="text" style:name="T114">
      <style:text-properties/>
    </style:style>
    <style:style style:parent-style-name="606" style:family="paragraph" style:name="P202">
      <style:text-properties/>
      <style:paragraph-properties/>
    </style:style>
    <style:style style:family="text" style:name="T115">
      <style:text-properties/>
    </style:style>
    <style:style style:parent-style-name="606" style:family="paragraph" style:name="P203">
      <style:text-properties/>
      <style:paragraph-properties/>
    </style:style>
    <style:style style:family="text" style:name="T116">
      <style:text-properties/>
    </style:style>
    <style:style style:parent-style-name="606" style:family="paragraph" style:name="P204">
      <style:text-properties/>
      <style:paragraph-properties/>
    </style:style>
    <style:style style:family="text" style:name="T117">
      <style:text-properties/>
    </style:style>
    <style:style style:parent-style-name="606" style:family="paragraph" style:name="P205">
      <style:text-properties/>
      <style:paragraph-properties/>
    </style:style>
    <style:style style:family="text" style:name="T118">
      <style:text-properties/>
    </style:style>
    <style:style style:parent-style-name="606" style:family="paragraph" style:name="P206">
      <style:text-properties/>
      <style:paragraph-properties/>
    </style:style>
    <style:style style:family="text" style:name="T119">
      <style:text-properties/>
    </style:style>
    <style:style style:parent-style-name="606" style:family="paragraph" style:name="P207">
      <style:text-properties/>
      <style:paragraph-properties/>
    </style:style>
    <style:style style:family="text" style:name="T120">
      <style:text-properties/>
    </style:style>
    <style:style style:parent-style-name="606" style:family="paragraph" style:name="P208">
      <style:text-properties/>
      <style:paragraph-properties/>
    </style:style>
    <style:style style:family="text" style:name="T121">
      <style:text-properties/>
    </style:style>
    <style:style style:parent-style-name="606" style:family="paragraph" style:name="P209">
      <style:text-properties/>
      <style:paragraph-properties/>
    </style:style>
    <style:style style:family="text" style:name="T122">
      <style:text-properties/>
    </style:style>
    <style:style style:parent-style-name="606" style:family="paragraph" style:name="P210">
      <style:text-properties/>
      <style:paragraph-properties/>
    </style:style>
    <style:style style:family="text" style:name="T123">
      <style:text-properties/>
    </style:style>
    <style:style style:parent-style-name="606" style:family="paragraph" style:name="P211">
      <style:text-properties/>
      <style:paragraph-properties/>
    </style:style>
    <style:style style:family="text" style:name="T124">
      <style:text-properties/>
    </style:style>
    <style:style style:parent-style-name="606" style:family="paragraph" style:name="P212">
      <style:text-properties/>
      <style:paragraph-properties/>
    </style:style>
    <style:style style:family="text" style:name="T125">
      <style:text-properties/>
    </style:style>
    <style:style style:parent-style-name="606" style:family="paragraph" style:name="P213">
      <style:text-properties/>
      <style:paragraph-properties/>
    </style:style>
    <style:style style:family="text" style:name="T126">
      <style:text-properties/>
    </style:style>
    <style:style style:parent-style-name="606" style:family="paragraph" style:name="P214">
      <style:text-properties/>
      <style:paragraph-properties/>
    </style:style>
    <style:style style:family="text" style:name="T127">
      <style:text-properties/>
    </style:style>
    <style:style style:parent-style-name="606" style:family="paragraph" style:name="P215">
      <style:text-properties/>
      <style:paragraph-properties fo:border-top="0.02646cm solid #000000" fo:border-bottom="0.02646cm solid #000000"/>
    </style:style>
    <style:style style:family="text" style:name="T128">
      <style:text-properties/>
    </style:style>
    <style:style style:parent-style-name="606" style:family="paragraph" style:name="P216">
      <style:text-properties/>
      <style:paragraph-properties fo:border-top="0.02646cm solid #000000" fo:border-bottom="0.02646cm solid #000000"/>
    </style:style>
    <style:style style:family="text" style:name="T129">
      <style:text-properties/>
    </style:style>
    <style:style style:parent-style-name="606" style:family="paragraph" style:name="P217">
      <style:text-properties/>
      <style:paragraph-properties fo:border-top="0.02646cm solid #000000" fo:border-bottom="0.02646cm solid #000000"/>
    </style:style>
    <style:style style:family="text" style:name="T130">
      <style:text-properties/>
    </style:style>
    <style:style style:parent-style-name="606" style:family="paragraph" style:name="P218">
      <style:text-properties/>
      <style:paragraph-properties fo:border-top="0.02646cm solid #000000" fo:border-bottom="0.02646cm solid #000000"/>
    </style:style>
    <style:style style:family="text" style:name="T131">
      <style:text-properties/>
    </style:style>
    <style:style style:parent-style-name="606" style:family="paragraph" style:name="P219">
      <style:text-properties/>
      <style:paragraph-properties fo:border-top="0.02646cm solid #000000" fo:border-bottom="0.02646cm solid #000000"/>
    </style:style>
    <style:style style:family="text" style:name="T132">
      <style:text-properties/>
    </style:style>
    <style:style style:parent-style-name="606" style:family="paragraph" style:name="P220">
      <style:text-properties/>
      <style:paragraph-properties fo:border-top="0.02646cm solid #000000" fo:border-bottom="0.02646cm solid #000000"/>
    </style:style>
    <style:style style:family="text" style:name="T133">
      <style:text-properties/>
    </style:style>
    <style:style style:parent-style-name="606" style:family="paragraph" style:name="P221">
      <style:text-properties/>
      <style:paragraph-properties fo:border-top="0.02646cm solid #000000" fo:border-bottom="0.02646cm solid #000000"/>
    </style:style>
    <style:style style:family="text" style:name="T134">
      <style:text-properties/>
    </style:style>
    <style:style style:parent-style-name="606" style:family="paragraph" style:name="P222">
      <style:text-properties/>
      <style:paragraph-properties fo:border-top="0.02646cm solid #000000" fo:border-bottom="0.02646cm solid #000000"/>
    </style:style>
    <style:style style:family="text" style:name="T135">
      <style:text-properties/>
    </style:style>
    <style:style style:parent-style-name="606" style:family="paragraph" style:name="P223">
      <style:text-properties/>
      <style:paragraph-properties fo:border-top="0.02646cm solid #000000" fo:border-bottom="0.02646cm solid #000000"/>
    </style:style>
    <style:style style:family="text" style:name="T136">
      <style:text-properties/>
    </style:style>
    <style:style style:parent-style-name="606" style:family="paragraph" style:name="P224">
      <style:text-properties/>
      <style:paragraph-properties fo:border-top="0.02646cm solid #000000" fo:border-bottom="0.02646cm solid #000000"/>
    </style:style>
    <style:style style:family="text" style:name="T137">
      <style:text-properties/>
    </style:style>
    <style:style style:family="text" style:name="T138">
      <style:text-properties/>
    </style:style>
    <style:style style:parent-style-name="606" style:family="paragraph" style:name="P225">
      <style:text-properties/>
      <style:paragraph-properties fo:border-bottom="0.02646cm solid #000000"/>
    </style:style>
    <style:style style:family="text" style:name="T139">
      <style:text-properties/>
    </style:style>
    <style:style style:parent-style-name="606" style:family="paragraph" style:name="P226">
      <style:text-properties/>
      <style:paragraph-properties fo:border-top="0.02646cm solid #000000" fo:border-bottom="0.02646cm solid #000000"/>
    </style:style>
    <style:style style:family="text" style:name="T140">
      <style:text-properties/>
    </style:style>
    <style:style style:parent-style-name="606" style:family="paragraph" style:name="P227">
      <style:text-properties/>
      <style:paragraph-properties fo:border-top="0.02646cm solid #000000" fo:border-bottom="0.02646cm solid #000000"/>
    </style:style>
    <style:style style:family="text" style:name="T141">
      <style:text-properties/>
    </style:style>
    <style:style style:parent-style-name="606" style:family="paragraph" style:name="P228">
      <style:text-properties/>
      <style:paragraph-properties fo:border-top="0.02646cm solid #000000" fo:border-bottom="0.02646cm solid #000000"/>
    </style:style>
    <style:style style:family="text" style:name="T142">
      <style:text-properties/>
    </style:style>
    <style:style style:parent-style-name="606" style:family="paragraph" style:name="P229">
      <style:text-properties/>
      <style:paragraph-properties fo:border-top="0.02646cm solid #000000" fo:border-bottom="0.02646cm solid #000000"/>
    </style:style>
    <style:style style:family="text" style:name="T143">
      <style:text-properties/>
    </style:style>
    <style:style style:parent-style-name="606" style:family="paragraph" style:name="P230">
      <style:text-properties/>
      <style:paragraph-properties fo:border-top="0.02646cm solid #000000" fo:border-bottom="0.02646cm solid #000000"/>
    </style:style>
    <style:style style:family="text" style:name="T144">
      <style:text-properties/>
    </style:style>
    <style:style style:parent-style-name="606" style:family="paragraph" style:name="P231">
      <style:text-properties/>
      <style:paragraph-properties fo:border-top="0.02646cm solid #000000" fo:border-bottom="0.02646cm solid #000000"/>
    </style:style>
    <style:style style:family="text" style:name="T145">
      <style:text-properties/>
    </style:style>
    <style:style style:parent-style-name="606" style:family="paragraph" style:name="P232">
      <style:text-properties/>
      <style:paragraph-properties fo:border-top="0.02646cm solid #000000" fo:border-bottom="0.02646cm solid #000000"/>
    </style:style>
    <style:style style:family="text" style:name="T146">
      <style:text-properties/>
    </style:style>
    <style:style style:parent-style-name="606" style:family="paragraph" style:name="P233">
      <style:text-properties/>
      <style:paragraph-properties fo:border-top="0.02646cm solid #000000" fo:border-bottom="0.02646cm solid #000000"/>
    </style:style>
    <style:style style:family="text" style:name="T147">
      <style:text-properties/>
    </style:style>
    <style:style style:parent-style-name="606" style:family="paragraph" style:name="P234">
      <style:text-properties/>
      <style:paragraph-properties fo:border-top="0.02646cm solid #000000" fo:border-bottom="0.02646cm solid #000000"/>
    </style:style>
    <style:style style:family="text" style:name="T148">
      <style:text-properties/>
    </style:style>
    <style:style style:parent-style-name="606" style:family="paragraph" style:name="P235">
      <style:text-properties/>
      <style:paragraph-properties fo:border-top="0.02646cm solid #000000" fo:border-bottom="0.02646cm solid #000000"/>
    </style:style>
    <style:style style:family="text" style:name="T149">
      <style:text-properties/>
    </style:style>
    <style:style style:parent-style-name="606" style:family="paragraph" style:name="P236">
      <style:text-properties/>
      <style:paragraph-properties fo:border-top="0.02646cm solid #000000" fo:border-bottom="0.02646cm solid #000000"/>
    </style:style>
    <style:style style:family="text" style:name="T150">
      <style:text-properties/>
    </style:style>
    <style:style style:parent-style-name="606" style:family="paragraph" style:name="P237">
      <style:text-properties/>
      <style:paragraph-properties fo:border-top="0.02646cm solid #000000" fo:border-bottom="0.02646cm solid #000000"/>
    </style:style>
    <style:style style:family="text" style:name="T151">
      <style:text-properties/>
    </style:style>
    <style:style style:parent-style-name="606" style:family="paragraph" style:name="P238">
      <style:text-properties/>
      <style:paragraph-properties/>
    </style:style>
    <style:style style:family="text" style:name="T152">
      <style:text-properties/>
    </style:style>
    <style:style style:parent-style-name="606" style:family="paragraph" style:name="P239">
      <style:text-properties/>
      <style:paragraph-properties/>
    </style:style>
    <style:style style:family="text" style:name="T153">
      <style:text-properties/>
    </style:style>
    <style:style style:parent-style-name="606" style:family="paragraph" style:name="P240">
      <style:text-properties/>
      <style:paragraph-properties/>
    </style:style>
    <style:style style:family="text" style:name="T154">
      <style:text-properties/>
    </style:style>
    <style:style style:parent-style-name="606" style:family="paragraph" style:name="P241">
      <style:text-properties/>
      <style:paragraph-properties/>
    </style:style>
    <style:style style:family="text" style:name="T155">
      <style:text-properties/>
    </style:style>
    <style:style style:parent-style-name="606" style:family="paragraph" style:name="P242">
      <style:text-properties/>
      <style:paragraph-properties/>
    </style:style>
    <style:style style:family="text" style:name="T156">
      <style:text-properties/>
    </style:style>
    <style:style style:parent-style-name="606" style:family="paragraph" style:name="P243">
      <style:text-properties/>
      <style:paragraph-properties/>
    </style:style>
    <style:style style:family="text" style:name="T157">
      <style:text-properties/>
    </style:style>
    <style:style style:parent-style-name="606" style:family="paragraph" style:name="P244">
      <style:text-properties/>
      <style:paragraph-properties/>
    </style:style>
    <style:style style:family="text" style:name="T158">
      <style:text-properties/>
    </style:style>
    <style:style style:parent-style-name="606" style:family="paragraph" style:name="P245">
      <style:text-properties/>
      <style:paragraph-properties/>
    </style:style>
    <style:style style:family="text" style:name="T159">
      <style:text-properties/>
    </style:style>
    <style:style style:parent-style-name="606" style:family="paragraph" style:name="P246">
      <style:text-properties/>
      <style:paragraph-properties/>
    </style:style>
    <style:style style:family="text" style:name="T160">
      <style:text-properties/>
    </style:style>
    <style:style style:parent-style-name="606" style:family="paragraph" style:name="P247">
      <style:text-properties/>
      <style:paragraph-properties/>
    </style:style>
    <style:style style:family="text" style:name="T161">
      <style:text-properties/>
    </style:style>
    <style:style style:parent-style-name="606" style:family="paragraph" style:name="P248">
      <style:text-properties/>
      <style:paragraph-properties/>
    </style:style>
    <style:style style:family="text" style:name="T162">
      <style:text-properties/>
    </style:style>
    <style:style style:parent-style-name="606" style:family="paragraph" style:name="P249">
      <style:text-properties/>
      <style:paragraph-properties/>
    </style:style>
    <style:style style:family="text" style:name="T163">
      <style:text-properties/>
    </style:style>
    <style:style style:parent-style-name="606" style:family="paragraph" style:name="P250">
      <style:text-properties/>
      <style:paragraph-properties/>
    </style:style>
    <style:style style:family="text" style:name="T164">
      <style:text-properties/>
    </style:style>
    <style:style style:parent-style-name="606" style:family="paragraph" style:name="P251">
      <style:text-properties/>
      <style:paragraph-properties/>
    </style:style>
    <style:style style:family="text" style:name="T165">
      <style:text-properties/>
    </style:style>
    <style:style style:parent-style-name="606" style:family="paragraph" style:name="P252">
      <style:text-properties/>
      <style:paragraph-properties/>
    </style:style>
    <style:style style:family="text" style:name="T166">
      <style:text-properties/>
    </style:style>
    <style:style style:parent-style-name="606" style:family="paragraph" style:name="P253">
      <style:text-properties/>
      <style:paragraph-properties/>
    </style:style>
    <style:style style:family="text" style:name="T167">
      <style:text-properties/>
    </style:style>
    <style:style style:parent-style-name="606" style:family="paragraph" style:name="P254">
      <style:text-properties/>
      <style:paragraph-properties/>
    </style:style>
    <style:style style:family="text" style:name="T168">
      <style:text-properties/>
    </style:style>
    <style:style style:parent-style-name="606" style:family="paragraph" style:name="P255">
      <style:text-properties/>
      <style:paragraph-properties fo:border-bottom="0.02646cm solid #000000"/>
    </style:style>
    <style:style style:family="text" style:name="T169">
      <style:text-properties/>
    </style:style>
    <style:style style:parent-style-name="606" style:family="paragraph" style:name="P256">
      <style:text-properties/>
      <style:paragraph-properties/>
    </style:style>
    <style:style style:family="text" style:name="T170">
      <style:text-properties/>
    </style:style>
    <style:style style:parent-style-name="606" style:family="paragraph" style:name="P257">
      <style:text-properties/>
      <style:paragraph-properties/>
    </style:style>
    <style:style style:family="text" style:name="T171">
      <style:text-properties/>
    </style:style>
    <style:style style:family="text" style:name="T172">
      <style:text-properties/>
    </style:style>
    <style:style style:parent-style-name="606" style:family="paragraph" style:name="P258">
      <style:text-properties/>
      <style:paragraph-properties/>
    </style:style>
    <style:style style:family="text" style:name="T173">
      <style:text-properties/>
    </style:style>
    <style:style style:parent-style-name="606" style:family="paragraph" style:name="P259">
      <style:text-properties/>
      <style:paragraph-properties/>
    </style:style>
    <style:style style:family="text" style:name="T174">
      <style:text-properties/>
    </style:style>
    <style:style style:family="text" style:name="T175">
      <style:text-properties/>
    </style:style>
    <style:style style:parent-style-name="606" style:family="paragraph" style:name="P260">
      <style:text-properties/>
      <style:paragraph-properties/>
    </style:style>
    <style:style style:family="text" style:name="T176">
      <style:text-properties/>
    </style:style>
    <style:style style:parent-style-name="606" style:family="paragraph" style:name="P261">
      <style:text-properties/>
      <style:paragraph-properties fo:border-bottom="0.02646cm solid #000000"/>
    </style:style>
    <style:style style:family="text" style:name="T177">
      <style:text-properties/>
    </style:style>
    <style:style style:parent-style-name="606" style:family="paragraph" style:name="P262">
      <style:text-properties/>
      <style:paragraph-properties/>
    </style:style>
    <style:style style:family="text" style:name="T178">
      <style:text-properties/>
    </style:style>
    <style:style style:parent-style-name="606" style:family="paragraph" style:name="P263">
      <style:text-properties/>
      <style:paragraph-properties/>
    </style:style>
    <style:style style:family="text" style:name="T179">
      <style:text-properties/>
    </style:style>
    <style:style style:parent-style-name="606" style:family="paragraph" style:name="P264">
      <style:text-properties/>
      <style:paragraph-properties/>
    </style:style>
    <style:style style:family="text" style:name="T180">
      <style:text-properties/>
    </style:style>
    <style:style style:parent-style-name="606" style:family="paragraph" style:name="P265">
      <style:text-properties/>
      <style:paragraph-properties/>
    </style:style>
    <style:style style:family="text" style:name="T181">
      <style:text-properties/>
    </style:style>
    <style:style style:parent-style-name="606" style:family="paragraph" style:name="P266">
      <style:text-properties/>
      <style:paragraph-properties fo:break-before="page"/>
    </style:style>
    <style:style style:family="text" style:name="T182">
      <style:text-properties/>
    </style:style>
    <style:style style:parent-style-name="606" style:family="paragraph" style:name="P267">
      <style:text-properties/>
      <style:paragraph-properties/>
    </style:style>
    <style:style style:family="text" style:name="T183">
      <style:text-properties fo:font-size="14pt" fo:font-weight="bold"/>
    </style:style>
    <style:style style:parent-style-name="606" style:family="paragraph" style:name="P268">
      <style:text-properties/>
      <style:paragraph-properties/>
    </style:style>
    <style:style style:family="text" style:name="T184">
      <style:text-properties/>
    </style:style>
    <style:style style:parent-style-name="606" style:family="paragraph" style:name="P269">
      <style:text-properties/>
      <style:paragraph-properties/>
    </style:style>
    <style:style style:family="text" style:name="T185">
      <style:text-properties/>
    </style:style>
    <style:style style:parent-style-name="606" style:family="paragraph" style:name="P270">
      <style:text-properties/>
      <style:paragraph-properties/>
    </style:style>
    <style:style style:family="text" style:name="T186">
      <style:text-properties/>
    </style:style>
    <style:style style:parent-style-name="606" style:family="paragraph" style:name="P271">
      <style:text-properties/>
      <style:paragraph-properties/>
    </style:style>
    <style:style style:family="text" style:name="T187">
      <style:text-properties/>
    </style:style>
    <style:style style:parent-style-name="606" style:family="paragraph" style:name="P272">
      <style:text-properties/>
      <style:paragraph-properties/>
    </style:style>
    <style:style style:family="text" style:name="T188">
      <style:text-properties/>
    </style:style>
    <style:style style:parent-style-name="606" style:family="paragraph" style:name="P273">
      <style:text-properties/>
      <style:paragraph-properties/>
    </style:style>
    <style:style style:family="text" style:name="T189">
      <style:text-properties/>
    </style:style>
    <style:style style:parent-style-name="606" style:family="paragraph" style:name="P274">
      <style:text-properties/>
      <style:paragraph-properties/>
    </style:style>
    <style:style style:family="text" style:name="T190">
      <style:text-properties/>
    </style:style>
    <style:style style:parent-style-name="606" style:family="paragraph" style:name="P275">
      <style:text-properties/>
      <style:paragraph-properties/>
    </style:style>
    <style:style style:family="text" style:name="T191">
      <style:text-properties/>
    </style:style>
    <style:style style:parent-style-name="606" style:family="paragraph" style:name="P276">
      <style:text-properties/>
      <style:paragraph-properties/>
    </style:style>
    <style:style style:family="text" style:name="T192">
      <style:text-properties/>
    </style:style>
    <style:style style:parent-style-name="606" style:family="paragraph" style:name="P277">
      <style:text-properties/>
      <style:paragraph-properties/>
    </style:style>
    <style:style style:family="text" style:name="T193">
      <style:text-properties/>
    </style:style>
    <style:style style:parent-style-name="606" style:family="paragraph" style:name="P278">
      <style:text-properties/>
      <style:paragraph-properties/>
    </style:style>
    <style:style style:family="text" style:name="T194">
      <style:text-properties/>
    </style:style>
    <style:style style:parent-style-name="606" style:family="paragraph" style:name="P279">
      <style:text-properties/>
      <style:paragraph-properties/>
    </style:style>
    <style:style style:family="text" style:name="T195">
      <style:text-properties/>
    </style:style>
    <style:style style:parent-style-name="606" style:family="paragraph" style:name="P280">
      <style:text-properties/>
      <style:paragraph-properties/>
    </style:style>
    <style:style style:family="text" style:name="T196">
      <style:text-properties/>
    </style:style>
    <style:style style:parent-style-name="606" style:family="paragraph" style:name="P281">
      <style:text-properties/>
      <style:paragraph-properties/>
    </style:style>
    <style:style style:family="text" style:name="T197">
      <style:text-properties/>
    </style:style>
    <style:style style:parent-style-name="606" style:family="paragraph" style:name="P282">
      <style:text-properties/>
      <style:paragraph-properties/>
    </style:style>
    <style:style style:family="text" style:name="T198">
      <style:text-properties/>
    </style:style>
    <style:style style:parent-style-name="606" style:family="paragraph" style:name="P283">
      <style:text-properties/>
      <style:paragraph-properties/>
    </style:style>
    <style:style style:family="text" style:name="T199">
      <style:text-properties/>
    </style:style>
    <style:style style:parent-style-name="606" style:family="paragraph" style:name="P284">
      <style:text-properties/>
      <style:paragraph-properties/>
    </style:style>
    <style:style style:family="text" style:name="T200">
      <style:text-properties/>
    </style:style>
    <style:style style:parent-style-name="606" style:family="paragraph" style:name="P285">
      <style:text-properties/>
      <style:paragraph-properties/>
    </style:style>
    <style:style style:family="text" style:name="T201">
      <style:text-properties/>
    </style:style>
    <style:style style:parent-style-name="606" style:family="paragraph" style:name="P286">
      <style:text-properties/>
      <style:paragraph-properties/>
    </style:style>
    <style:style style:family="text" style:name="T202">
      <style:text-properties/>
    </style:style>
    <style:style style:parent-style-name="606" style:family="paragraph" style:name="P287">
      <style:text-properties/>
      <style:paragraph-properties/>
    </style:style>
    <style:style style:family="text" style:name="T203">
      <style:text-properties/>
    </style:style>
    <style:style style:parent-style-name="606" style:family="paragraph" style:name="P288">
      <style:text-properties/>
      <style:paragraph-properties/>
    </style:style>
    <style:style style:family="text" style:name="T204">
      <style:text-properties/>
    </style:style>
    <style:style style:parent-style-name="606" style:family="paragraph" style:name="P289">
      <style:text-properties/>
      <style:paragraph-properties/>
    </style:style>
    <style:style style:family="text" style:name="T205">
      <style:text-properties/>
    </style:style>
    <style:style style:parent-style-name="606" style:family="paragraph" style:name="P290">
      <style:text-properties/>
      <style:paragraph-properties/>
    </style:style>
    <style:style style:family="text" style:name="T206">
      <style:text-properties/>
    </style:style>
    <style:style style:family="text" style:name="T207">
      <style:text-properties/>
    </style:style>
    <style:style style:parent-style-name="606" style:family="paragraph" style:name="P291">
      <style:text-properties/>
      <style:paragraph-properties/>
    </style:style>
    <style:style style:family="text" style:name="T208">
      <style:text-properties/>
    </style:style>
    <style:style style:parent-style-name="606" style:family="paragraph" style:name="P292">
      <style:text-properties/>
      <style:paragraph-properties/>
    </style:style>
    <style:style style:family="text" style:name="T209">
      <style:text-properties/>
    </style:style>
    <style:style style:parent-style-name="606" style:family="paragraph" style:name="P293">
      <style:text-properties/>
      <style:paragraph-properties/>
    </style:style>
    <style:style style:family="text" style:name="T210">
      <style:text-properties/>
    </style:style>
    <style:style style:parent-style-name="606" style:family="paragraph" style:name="P294">
      <style:text-properties/>
      <style:paragraph-properties/>
    </style:style>
    <style:style style:family="text" style:name="T211">
      <style:text-properties/>
    </style:style>
    <style:style style:parent-style-name="606" style:family="paragraph" style:name="P295">
      <style:text-properties/>
      <style:paragraph-properties/>
    </style:style>
    <style:style style:family="text" style:name="T212">
      <style:text-properties/>
    </style:style>
    <style:style style:parent-style-name="606" style:family="paragraph" style:name="P296">
      <style:text-properties/>
      <style:paragraph-properties/>
    </style:style>
    <style:style style:family="text" style:name="T213">
      <style:text-properties/>
    </style:style>
    <style:style style:parent-style-name="606" style:family="paragraph" style:name="P297">
      <style:text-properties/>
      <style:paragraph-properties/>
    </style:style>
    <style:style style:family="text" style:name="T214">
      <style:text-properties/>
    </style:style>
    <style:style style:parent-style-name="606" style:family="paragraph" style:name="P298">
      <style:text-properties/>
      <style:paragraph-properties/>
    </style:style>
    <style:style style:family="text" style:name="T215">
      <style:text-properties/>
    </style:style>
    <style:style style:parent-style-name="606" style:family="paragraph" style:name="P299">
      <style:text-properties/>
      <style:paragraph-properties/>
    </style:style>
    <style:style style:family="text" style:name="T216">
      <style:text-properties/>
    </style:style>
    <style:style style:parent-style-name="606" style:family="paragraph" style:name="P300">
      <style:text-properties/>
      <style:paragraph-properties/>
    </style:style>
    <style:style style:family="text" style:name="T217">
      <style:text-properties/>
    </style:style>
    <style:style style:parent-style-name="606" style:family="paragraph" style:name="P301">
      <style:text-properties/>
      <style:paragraph-properties/>
    </style:style>
    <style:style style:family="text" style:name="T218">
      <style:text-properties/>
    </style:style>
    <style:style style:parent-style-name="606" style:family="paragraph" style:name="P302">
      <style:text-properties/>
      <style:paragraph-properties/>
    </style:style>
    <style:style style:family="text" style:name="T219">
      <style:text-properties/>
    </style:style>
    <style:style style:parent-style-name="606" style:family="paragraph" style:name="P303">
      <style:text-properties/>
      <style:paragraph-properties/>
    </style:style>
    <style:style style:family="text" style:name="T220">
      <style:text-properties/>
    </style:style>
    <style:style style:parent-style-name="606" style:family="paragraph" style:name="P304">
      <style:text-properties/>
      <style:paragraph-properties/>
    </style:style>
    <style:style style:family="text" style:name="T221">
      <style:text-properties/>
    </style:style>
    <style:style style:parent-style-name="606" style:family="paragraph" style:name="P305">
      <style:text-properties/>
      <style:paragraph-properties/>
    </style:style>
    <style:style style:family="text" style:name="T222">
      <style:text-properties/>
    </style:style>
    <style:style style:parent-style-name="606" style:family="paragraph" style:name="P306">
      <style:text-properties/>
      <style:paragraph-properties/>
    </style:style>
    <style:style style:family="text" style:name="T223">
      <style:text-properties/>
    </style:style>
    <style:style style:parent-style-name="606" style:family="paragraph" style:name="P307">
      <style:text-properties/>
      <style:paragraph-properties/>
    </style:style>
    <style:style style:family="text" style:name="T224">
      <style:text-properties/>
    </style:style>
    <style:style style:parent-style-name="606" style:family="paragraph" style:name="P308">
      <style:text-properties/>
      <style:paragraph-properties/>
    </style:style>
    <style:style style:family="text" style:name="T225">
      <style:text-properties/>
    </style:style>
    <style:style style:parent-style-name="606" style:family="paragraph" style:name="P309">
      <style:text-properties/>
      <style:paragraph-properties/>
    </style:style>
    <style:style style:family="text" style:name="T226">
      <style:text-properties/>
    </style:style>
    <style:style style:parent-style-name="606" style:family="paragraph" style:name="P310">
      <style:text-properties/>
      <style:paragraph-properties/>
    </style:style>
    <style:style style:family="text" style:name="T227">
      <style:text-properties/>
    </style:style>
    <style:style style:parent-style-name="606" style:family="paragraph" style:name="P311">
      <style:text-properties/>
      <style:paragraph-properties/>
    </style:style>
    <style:style style:family="text" style:name="T228">
      <style:text-properties/>
    </style:style>
    <style:style style:parent-style-name="606" style:family="paragraph" style:name="P312">
      <style:text-properties/>
      <style:paragraph-properties/>
    </style:style>
    <style:style style:family="text" style:name="T229">
      <style:text-properties/>
    </style:style>
    <style:style style:family="text" style:name="T230">
      <style:text-properties/>
    </style:style>
    <style:style style:parent-style-name="606" style:family="paragraph" style:name="P313">
      <style:text-properties/>
      <style:paragraph-properties/>
    </style:style>
    <style:style style:family="text" style:name="T231">
      <style:text-properties/>
    </style:style>
    <style:style style:family="text" style:name="T232">
      <style:text-properties/>
    </style:style>
    <style:style style:parent-style-name="606" style:family="paragraph" style:name="P314">
      <style:text-properties/>
      <style:paragraph-properties/>
    </style:style>
    <style:style style:family="text" style:name="T233">
      <style:text-properties/>
    </style:style>
    <style:style style:family="text" style:name="T234">
      <style:text-properties/>
    </style:style>
    <style:style style:parent-style-name="606" style:family="paragraph" style:name="P315">
      <style:text-properties/>
      <style:paragraph-properties/>
    </style:style>
    <style:style style:family="text" style:name="T235">
      <style:text-properties/>
    </style:style>
    <style:style style:family="text" style:name="T236">
      <style:text-properties/>
    </style:style>
    <style:style style:parent-style-name="606" style:family="paragraph" style:name="P316">
      <style:text-properties/>
      <style:paragraph-properties/>
    </style:style>
    <style:style style:family="text" style:name="T237">
      <style:text-properties/>
    </style:style>
    <style:style style:parent-style-name="606" style:family="paragraph" style:name="P317">
      <style:text-properties/>
      <style:paragraph-properties/>
    </style:style>
    <style:style style:family="text" style:name="T238">
      <style:text-properties/>
    </style:style>
    <style:style style:parent-style-name="606" style:family="paragraph" style:name="P318">
      <style:text-properties/>
      <style:paragraph-properties/>
    </style:style>
    <style:style style:family="text" style:name="T239">
      <style:text-properties/>
    </style:style>
    <style:style style:parent-style-name="606" style:family="paragraph" style:name="P319">
      <style:text-properties/>
      <style:paragraph-properties/>
    </style:style>
    <style:style style:family="text" style:name="T240">
      <style:text-properties/>
    </style:style>
    <style:style style:parent-style-name="606" style:family="paragraph" style:name="P320">
      <style:text-properties/>
      <style:paragraph-properties/>
    </style:style>
    <style:style style:family="text" style:name="T241">
      <style:text-properties/>
    </style:style>
    <style:style style:parent-style-name="606" style:family="paragraph" style:name="P321">
      <style:text-properties/>
      <style:paragraph-properties/>
    </style:style>
    <style:style style:family="text" style:name="T242">
      <style:text-properties/>
    </style:style>
    <style:style style:parent-style-name="606" style:family="paragraph" style:name="P322">
      <style:text-properties/>
      <style:paragraph-properties/>
    </style:style>
    <style:style style:family="text" style:name="T243">
      <style:text-properties/>
    </style:style>
    <style:style style:parent-style-name="606" style:family="paragraph" style:name="P323">
      <style:text-properties/>
      <style:paragraph-properties/>
    </style:style>
    <style:style style:family="text" style:name="T244">
      <style:text-properties/>
    </style:style>
    <style:style style:parent-style-name="606" style:family="paragraph" style:name="P324">
      <style:text-properties/>
      <style:paragraph-properties/>
    </style:style>
    <style:style style:family="text" style:name="T245">
      <style:text-properties/>
    </style:style>
    <style:style style:parent-style-name="606" style:family="paragraph" style:name="P325">
      <style:text-properties/>
      <style:paragraph-properties/>
    </style:style>
    <style:style style:family="text" style:name="T246">
      <style:text-properties/>
    </style:style>
    <style:style style:parent-style-name="606" style:family="paragraph" style:name="P326">
      <style:text-properties/>
      <style:paragraph-properties fo:margin-top="0pt" fo:margin-bottom="8pt"/>
    </style:style>
  </office:automatic-styles>
  <office:body>
    <office:text text:use-soft-page-breaks="true">
      <text:p text:style-name="P38"><text:span text:style-name="T25">|Fórmula de Euler | Cómo elevar a un número complejo, EXPLICADO SIN SERIES DE TAYLOR</text:span><text:span/></text:p>
      <text:p text:style-name="P39"><text:span>E^ix = cos(x) + isin(x).</text:span><text:span/></text:p>
      <text:p text:style-name="P40"><text:span>Esta es la fórmula de Euler.</text:span><text:span/></text:p>
      <text:p text:style-name="P41"><text:span text:style-name="T26">Según esta fórmula, e^ix es un número complejo de parte real cos(x) y parte imaginaria sin(x).</text:span><text:span/></text:p>
      <text:p text:style-name="P42"><text:span text:style-name="T27">Esto significa que está a una distancia de 1 respecto del origen, o sea, está en la circunferencia de radio 1, y además su ángulo es x radianes.</text:span><text:span/></text:p>
      <text:p text:style-name="P43"><text:span>Cuando x es igual a pi, ocurre que e^ipi = -1.</text:span><text:span/></text:p>
      <text:p text:style-name="P44"><text:span>Esto se puede reescribir como e^ipi + 1 = 0, la identidad de Euler.</text:span><text:span/></text:p>
      <text:p text:style-name="P45"><text:span>Para muchos, la identidad más bella de las matemáticas, porque relaciona 5 constantes muy importantes: e, i, pi, 1 y 0.</text:span><text:span/></text:p>
      <text:p text:style-name="P46"><text:span>---</text:span><text:span/></text:p>
      <text:p text:style-name="P47"><text:span>Todo muy bonito, sí, pero hay algo aquí que hace ruido:<text:s text:c="2"/>e^ix.</text:span><text:span/></text:p>
      <text:p text:style-name="P48"><text:span>¿Qué es esto? ¿Qué sentido tiene elevar a un número imaginario, o en general elevar a un complejo?</text:span><text:span/></text:p>
      <text:p text:style-name="P49"><text:span>Para responder a esto, muchas personas usan algo llamado “serie de Taylor”, y expanden la exponencial e^x como una serie de potencias.</text:span><text:span/></text:p>
      <text:p text:style-name="P50"><text:span>En esta serie, es posible que x sea un número complejo, y así definen la exponencial compleja.</text:span><text:span/></text:p>
      <text:p text:style-name="P51"><text:span>Hay muchos videos que explican esto, pero el problema con este método es que no entrega ninguna intuición de qué significa realmente la exponencial compleja.</text:span><text:span/></text:p>
      <text:p text:style-name="P52"><text:span>Por eso, en este video quiero explicar de manera intuitiva y visual qué representa elevar a un exponente complejo, y cómo esto tiene todo que ver con las funciones trigonométricas…</text:span><text:span/></text:p>
      <text:p text:style-name="P53"><text:span>…</text:span><text:span>y de esa forma vamos a demostrar la fórmula de Euler.</text:span><text:span/></text:p>
      <text:p text:style-name="P54"><text:span text:style-name="T28"/><text:span><text:soft-page-break/></text:span><text:span/></text:p>
      <text:p text:style-name="P55"><text:span text:style-name="T29">PARTE 1: LA CONFUSIÓN DE LA EXPONENCIAL – desde exponentes naturales a exponentes complejos</text:span><text:span/></text:p>
      <text:p text:style-name="P56"><text:span>En un inicio, aprendemos que la exponencial es una multiplicación abreviada.</text:span><text:span/></text:p>
      <text:p text:style-name="P57"><text:span>2^3 representa multiplicar por 2, 3 veces.</text:span><text:span/></text:p>
      <text:p text:style-name="P58"><text:span>4^5 es multiplicar por 4, 5 veces…</text:span><text:span/></text:p>
      <text:p text:style-name="P59"><text:span>…</text:span><text:span>y en general a^n es tomar el número a y multiplicarlo por sí mismo, n veces.</text:span><text:span/></text:p>
      <text:p text:style-name="P60"><text:span>---</text:span><text:span/></text:p>
      <text:p text:style-name="P61"><text:span>El único detalle con esta definición, es que como n representa una cantidad de veces, solo tiene sentido que sea un número natural.</text:span><text:span/></text:p>
      <text:p text:style-name="P62"><text:span>Según esta definición, no tiene sentido tener exponenciales como: 2^-1, o 3^(1/2), ni mucho menos e^ipi.</text:span><text:span/></text:p>
      <text:p text:style-name="P63"><text:span>Sin embargo, todas esas exponenciales existen, y tienen un valor definido.</text:span><text:span/></text:p>
      <text:p text:style-name="P64"><text:span>Entonces, ¿cómo podemos definir la exponencial para exponentes que no sean naturales?</text:span><text:span/></text:p>
      <text:p text:style-name="P65"><text:span>La definición original de la exponencial, aunque solo funciona con exponentes naturales, es un buen comienzo.</text:span><text:span/></text:p>
      <text:p text:style-name="P66"><text:span>---</text:span><text:span/></text:p>
      <text:p text:style-name="P67"><text:span>La exponencial tiene una propiedad muy importante…</text:span><text:span/></text:p>
      <text:p text:style-name="P68"><text:span>…</text:span><text:span>y es que si multiplicamos dos potencias a^n y a^m…</text:span><text:span/></text:p>
      <text:p text:style-name="P69"><text:span>…</text:span><text:span>si la primera representa multiplicar por a, n veces…</text:span><text:span/></text:p>
      <text:p text:style-name="P70"><text:span>…</text:span><text:span>y la segunda, multiplicar m veces…</text:span><text:span/></text:p>
      <text:p text:style-name="P71"><text:span>…</text:span><text:span>entonces en total, estamos multiplicando por a, n + m veces…</text:span><text:span/></text:p>
      <text:p text:style-name="P72"><text:span>…</text:span><text:span>por lo que podemos reescribir esto como a^(n+m).</text:span><text:span/></text:p>
      <text:p text:style-name="P73"><text:span>Es decir, al multiplicar dos exponenciales con la misma base, se suman sus exponentes.</text:span><text:span/></text:p>
      <text:p text:style-name="P74"><text:span>Esta es la propiedad más importante que tiene la exponencial.</text:span><text:span/></text:p>
      <text:p text:style-name="P75"><text:span>Es tan importante, que en vez de usar la definición original, podríamos definirla usando esta propiedad, y decir que:</text:span><text:span/></text:p>
      <text:p text:style-name="P76"><text:span>/* “Una función f es exponencial si cumple que f(x)f(y) = f(x+y), para todo x e y”*/</text:span><text:span/></text:p>
      <text:p text:style-name="P77"><text:span>En esta nueva definición, los exponentes no tienen por qué representar una cantidad de veces, así que no tienen por qué ser un número natural.</text:span><text:span/></text:p>
      <text:p text:style-name="P78"><text:span>Pueden ser enteros </text:span><text:span>negativos</text:span><text:span>, fracciones, e incluso números complejos. (// mostrar los mismos ejemplos anteriores)</text:span><text:span/></text:p>
      <text:p text:style-name="P79"><text:span>Pero, ¿cómo exactamente podemos definir los valores que toma la exponencial en esos casos? (// completar con los valores correspondientes)</text:span><text:span/></text:p>
      <text:p text:style-name="P80"><text:span>Para mí, la mejor manera de hacerlo es partir con una recta real, donde ubicamos el 0 y el 2.</text:span><text:span/></text:p>
      <text:p text:style-name="P81"><text:span>Si este 2 lo multiplicamos por 2, obtenemos 2*2 o 2^2, que es 4.</text:span><text:span/></text:p>
      <text:p text:style-name="P82"><text:span>Si esto lo multiplicamos por 2, obtenemos 2^3, que es 8, y así.</text:span><text:span/></text:p>
      <text:p text:style-name="P83"><text:span>Podemos decir que, cada vez que multiplicamos por 2, el exponente aumenta en 1.</text:span><text:span/></text:p>
      <text:p text:style-name="P84"><text:span>/* Mostrar “(2^x)*2^1 = 2^(x+1)”*/</text:span><text:span/></text:p>
      <text:p text:style-name="P85"><text:span>Y al revés, si ahora dividimos cada potencia por 2, el exponente disminuye en 1.</text:span><text:span/></text:p>
      <text:p text:style-name="P86"><text:span>/* Mostrar “2^x = 2^(x+1) / 2”, y cambiarla a “2^(x-1) = 2^x / 2” */</text:span><text:span/></text:p>
      <text:p text:style-name="P87"><text:span>Ahora, si volvemos al número 2, o 2^1, y lo dividimos por 2…</text:span><text:span/></text:p>
      <text:p text:style-name="P88"><text:span>…</text:span><text:span>según esta regla el exponente disminuye en 1 y llegamos a 2^0, que tendría que ser igual a 1.</text:span><text:span/></text:p>
      <text:p text:style-name="P89"><text:span>Si seguimos dividiendo llegamos a 2^-1, que es ½; 2^-2, que es ¼, y así infinitamente.</text:span><text:span/></text:p>
      <text:p text:style-name="P90"><text:span>Así definimos la exponencial para todos los exponentes enteros, incluyendo el 0 y los negativos.</text:span><text:span/></text:p>
      <text:p text:style-name="P91"><text:span>Esta definición sigue cumpliendo la propiedad esencial de la exponencial.</text:span><text:span/></text:p>
      <text:p text:style-name="P92"><text:span>¿Qué pasa si ahora queremos exponentes decimales? Por ejemplo, ¿cómo definimos 2^(1/2)?</text:span><text:span/></text:p>
      <text:p text:style-name="P93"><text:span>La idea es que se siga aplicando la propiedad de la exponencial…</text:span><text:span/></text:p>
      <text:p text:style-name="P94"><text:span>…</text:span><text:span>así que se debería cumplir que 2^(1/2) * 2^(1/2) = 2^1.</text:span><text:span/></text:p>
      <text:p text:style-name="P95"><text:span>Entonces, 2^(1/2) debería ser la raíz cuadrada de 2…</text:span><text:span/></text:p>
      <text:p text:style-name="P96"><text:span>…</text:span><text:span>y debería estar entre 2^0 y 2^1.</text:span><text:span/></text:p>
      <text:p text:style-name="P97"><text:span>Podemos usar este nuevo valor para definir 2^(3/2), 2^(5/2), 2^(-1/2), y así.</text:span><text:span/></text:p>
      <text:p text:style-name="P98"><text:span>---</text:span><text:span/></text:p>
      <text:p text:style-name="P99"><text:span>En general, podemos definir 2^(1/n) como el valor que, al elevarlo a n, nos da 2. Es decir, la raíz enésima de 2.</text:span><text:span/></text:p>
      <text:p text:style-name="P100"><text:span>Ahora podemos elevarlo a cualquier exponente natural m, para obtener 2^(m/n), que sería la raíz enésima de 2, elevada a m.</text:span><text:span/></text:p>
      <text:p text:style-name="P101"><text:span>Así es cómo podemos definir los exponentes racionales.</text:span><text:span/></text:p>
      <text:p text:style-name="P102"><text:span>---</text:span><text:span/></text:p>
      <text:p text:style-name="P103"><text:span>Ahora, podemos usar fracciones para aproximar números irracionales…</text:span><text:span/></text:p>
      <text:p text:style-name="P104"><text:span>…</text:span><text:span>y así pasamos a tener todos los exponentes reales.</text:span><text:span/></text:p>
      <text:p text:style-name="P105"><text:span>Dado un x real cualquiera, ahora podemos ubicar 2^x en esta recta real.</text:span><text:span/></text:p>
      <text:p text:style-name="P106"><text:span>---</text:span><text:span/></text:p>
      <text:p text:style-name="P107"><text:span>Ahora que tenemos todos los exponentes reales…</text:span><text:span/></text:p>
      <text:p text:style-name="P108"><text:span>…</text:span><text:span>¿cómo podemos definir los exponentes complejos?</text:span><text:span/></text:p>
      <text:p text:style-name="P109"><text:span>Los números complejos pueden ser muy extraños de entender al inicio.</text:span><text:span/></text:p>
      <text:p text:style-name="P110"><text:span>Así que, para ayudarte a entenderlos, te recomiendo ver el video de Veritasium llamado “Cómo se inventaron los números imaginarios”,</text:span><text:span/></text:p>
      <text:p text:style-name="P111"><text:span>y la serie de videos de Welch Labs, llamada “Los números imaginarios son reales”.</text:span><text:span/></text:p>
      <text:p text:style-name="P112"><text:span>Ambas explican la historia de los números imaginarios, su verdadera razón de ser, y por qué resultan tan útiles.</text:span><text:span/></text:p>
      <text:p text:style-name="P113"><text:span>---</text:span><text:span/></text:p>
      <text:p text:style-name="P114"><text:span>Pero para este video solo nos basta saber lo siguiente:</text:span><text:span/></text:p>
      <text:p text:style-name="P115"><text:span>Los números complejos son sumas entre números reales y números imaginarios, que son simplemente múltiplos reales del número i.</text:span><text:span/></text:p>
      <text:p text:style-name="P116"><text:span>i es la unidad imaginaria con la propiedad de que i^2 = -1.</text:span><text:span/></text:p>
      <text:p text:style-name="P117"><text:span>Los números imaginarios se encuentran en la recta imaginaria, que es perpendicular a la real, y ambas rectas forman el plano complejo.</text:span><text:span/></text:p>
      <text:p text:style-name="P118"><text:span>Esto es importante, porque mientras que los números reales solo nos permiten caminar hacia adelante y hacia atrás en la recta real con una sola dimensión…</text:span><text:span/></text:p>
      <text:p text:style-name="P119"><text:span>…</text:span><text:span>los números complejos nos permiten no solo eso, sino también caminar hacia los lados, en el plano complejo con dos dimensiones.</text:span><text:span/></text:p>
      <text:p text:style-name="P120"><text:span>Y además, los números complejos representan rotaciones.</text:span><text:span/></text:p>
      <text:p text:style-name="P121"><text:span>Si multiplicar por -1 equivale a rotar en 180°,</text:span><text:span/></text:p>
      <text:p text:style-name="P122"><text:span>entonces multiplicar por i se puede pensar como rotar en 90°, porque hacerlo dos veces es lo mismo que rotar en 180°, o sea, i^2 = -1.</text:span><text:span/></text:p>
      <text:p text:style-name="P123"><text:span>En general, multiplicar por cualquier número complejo significa rotar el plano en el ángulo que forma el número con la recta real…</text:span><text:span/></text:p>
      <text:p text:style-name="P124"><text:span>…</text:span><text:span>aunque también estirar o comprimir el plano según su distancia al origen, que se llama “módulo” del número complejo.</text:span><text:span/></text:p>
      <text:p text:style-name="P125"><text:span>---</text:span><text:span/></text:p>
      <text:p text:style-name="P126"><text:span>En resumen, los complejos te permiten moverte hacia los lados, y representan rotaciones en el plano.</text:span><text:span/></text:p>
      <text:p text:style-name="P127"><text:span>Sabiendo ambas cosas, si tuvieras que definir la exponencial compleja, ¿cómo lo harías?</text:span><text:span/></text:p>
      <text:p text:style-name="P128"><text:span/><text:span><text:soft-page-break/></text:span><text:span/></text:p>
      <text:p text:style-name="P129"><text:span text:style-name="T30">PARTE 2: LA EXPONENCIAL COMPLEJA definida intuitivamente</text:span><text:span/></text:p>
      <text:p text:style-name="P130"><text:span text:style-name="T31">En nuestra recta real de antes, si aumento el exponente avanzo por esta recta real, y al disminuirlo retrocedo.</text:span><text:span/></text:p>
      <text:p text:style-name="P131"><text:span text:style-name="T32">¿Qué pasa si </text:span><text:span text:style-name="T33">ahora</text:span><text:span text:style-name="T34"> quiero cambiar la parte imaginaria del exponente?</text:span><text:span/></text:p>
      <text:p text:style-name="P132"><text:span text:style-name="T35">Lo natural sería moverme hacia los lados.</text:span><text:span/></text:p>
      <text:p text:style-name="P133"><text:span text:style-name="T36">Si la aumento un poco, debería moverme un poco hacia arriba. Y si la disminuyo, debería moverme hacia abajo.</text:span><text:span/></text:p>
      <text:p text:style-name="P134"><text:span text:style-name="T37">---</text:span><text:span/></text:p>
      <text:p text:style-name="P135"><text:span text:style-name="T38">Ahora, ¿qué pasa si quiero cambiar más la parte imaginaria?</text:span><text:span/></text:p>
      <text:p text:style-name="P136"><text:span text:style-name="T39">Sabemos que cada vez que aumentamos más la parte real del exponente, avanzamos por la recta cada vez más rápido, y que cada vez que la disminuimos, retrocedemos, pero cada vez más lento.</text:span><text:span/></text:p>
      <text:p text:style-name="P137"><text:span text:style-name="T40">¿Qué pasaría si cambiamos más la parte imaginaria? ¿Nos moveremos más rápido, más lento?</text:span><text:span/></text:p>
      <text:p text:style-name="P138"><text:span text:style-name="T41">De partida, ¿en qué dirección nos moveremos? Como ahora nos podemos mover en un plano de dos dimensiones, podría cambiar la dirección del movimiento.</text:span><text:span/></text:p>
      <text:p text:style-name="P139"><text:span text:style-name="T42">Hay tres posibilidades, y aquí va la primera pregunta: ¿hacia dónde se moverá el punto al seguir aumentando la parte imaginaria?</text:span><text:span/></text:p>
      <text:list text:style-name="WWNum1" text:continue-numbering="true">
        <text:list-item>
          <text:p text:style-name="P140"><text:span text:style-name="T43">Seguirá moviéndose en línea recta</text:span><text:span/></text:p>
        </text:list-item>
        <text:list-item>
          <text:p text:style-name="P141"><text:span text:style-name="T44">Se moverá hacia afuera</text:span><text:span/></text:p>
        </text:list-item>
        <text:list-item>
          <text:p text:style-name="P142"><text:span text:style-name="T45">Se moverá hacia adentro</text:span><text:span/></text:p>
        </text:list-item>
      </text:list>
      <text:p text:style-name="P143"><text:span text:style-name="T46">Recuerda: estamos </text:span><text:span text:style-name="T47">extendiendo</text:span><text:span text:style-name="T48"> la exponencial para tener exponentes complejos. Así que, lo que sea que elijas, debería cumplir esta propiedad esencial.</text:span><text:span/></text:p>
      <text:p text:style-name="P144"><text:span text:style-name="T49">Pausa el video para pensar en la respuesta.</text:span><text:span/></text:p>
      <text:p text:style-name="P145"><text:span text:style-name="T50">---</text:span><text:span/></text:p>
      <text:p text:style-name="P146"><text:span text:style-name="T51">Supongamos que nos movemos un poco, hasta 2^(0.1i).</text:span><text:span/></text:p>
      <text:p text:style-name="P147"><text:span text:style-name="T52">Como los números complejos representan rotaciones, si multiplicamos este número consigo mismo, su módulo se eleva al cuadrado y su ángulo se duplica…</text:span><text:span/></text:p>
      <text:p text:style-name="P148"><text:span text:style-name="T53">…</text:span><text:span text:style-name="T54">obteniendo este número, que sería 2^(0.1i) al cuadrado, que nos da 2^(0.2i).</text:span><text:span/></text:p>
      <text:p text:style-name="P149"><text:span text:style-name="T55">Podemos seguir multiplicando por 2^(0.1i) para obtener 2^(0.3i), 2^(0.4i), y así.</text:span><text:span/></text:p>
      <text:p text:style-name="P150"><text:span text:style-name="T56">A medida que aumentamos la parte imaginaria del exponente, este punto va rotando.</text:span><text:span/></text:p>
      <text:p text:style-name="P151"><text:span text:style-name="T57">Así que la alternativa correcta es la c): el punto se mueve hacia adentro, va rotando alrededor del origen.</text:span><text:span/></text:p>
      <text:p text:style-name="P152"><text:span text:style-name="T58">---</text:span><text:span/></text:p>
      <text:p text:style-name="P153"><text:span text:style-name="T59">Aún nos falta saber: ¿cómo va cambiando su módulo y su ángulo a medida que aumenta la parte imaginaria?</text:span><text:span/></text:p>
      <text:p text:style-name="P154"><text:span text:style-name="T60">Primero el ángulo, porque es más fácil. Hay tres posibilidades. ¿Cómo va cambiando el ángulo?</text:span><text:span/></text:p>
      <text:list text:style-name="WWNum2" text:continue-numbering="true">
        <text:list-item>
          <text:p text:style-name="P155"><text:span text:style-name="T61">Va creciendo cada vez más rápido</text:span><text:span/></text:p>
        </text:list-item>
        <text:list-item>
          <text:p text:style-name="P156"><text:span text:style-name="T62">Va creciendo cada vez más lento</text:span><text:span/></text:p>
        </text:list-item>
        <text:list-item>
          <text:p text:style-name="P157"><text:span text:style-name="T63">Crece siempre al mismo ritmo</text:span><text:span/></text:p>
        </text:list-item>
      </text:list>
      <text:p text:style-name="P158"><text:span text:style-name="T64">En el experimento anterior, si teníamos que 2^(0.1i) tiene un ángulo, 2^(0.2i) tiene el doble de ese ángulo, 2^(0.3i) tiene el triple, y así.</text:span><text:span/></text:p>
      <text:p text:style-name="P159"><text:span text:style-name="T65">Por ende, podemos decir que el ángulo es </text:span><text:span text:style-name="T66">directamente proporcional</text:span><text:span text:style-name="T67"> a la parte imaginaria del exponente.</text:span><text:span/></text:p>
      <text:p text:style-name="P160"><text:span text:style-name="T68">Si tienes una exponencial 2^ix, donde x es un número real…</text:span><text:span/></text:p>
      <text:p text:style-name="P161"><text:span text:style-name="T69">…</text:span><text:span text:style-name="T70">entonces el ángulo es directamente proporcional a x.</text:span><text:span/></text:p>
      <text:p text:style-name="P162"><text:span text:style-name="T71">Esto se puede reescribir como theta = kx, donde k es una constante de proporcionalidad.</text:span><text:span/></text:p>
      <text:p text:style-name="P163"><text:span text:style-name="T72">Entonces, la alternativa correcta es la c). El ángulo crece siempre al mismo ritmo, el punto rota alrededor del origen a un ritmo constante.</text:span><text:span/></text:p>
      <text:p text:style-name="P164"><text:span text:style-name="T73">---</text:span><text:span/></text:p>
      <text:p text:style-name="P165"><text:span text:style-name="T74">Ahora nos falta cómo evoluciona el módulo de este punto.</text:span><text:span/></text:p>
      <text:p text:style-name="P166"><text:span text:style-name="T75">Tercera pregunta: a medida que aumentamos la parte imaginaria del exponente, ¿el punto:</text:span><text:span/></text:p>
      <text:list text:style-name="WWNum3" text:continue-numbering="true">
        <text:list-item>
          <text:p text:style-name="P167"><text:span text:style-name="T76">...se va alejando del origen, recorriendo una espiral hacia afuera?</text:span><text:span/></text:p>
        </text:list-item>
        <text:list-item>
          <text:p text:style-name="P168"><text:span text:style-name="T77">…</text:span><text:span text:style-name="T78">se va acercando al origen, recorriendo una espiral hacia adentro? O…</text:span><text:span/></text:p>
        </text:list-item>
        <text:list-item>
          <text:p text:style-name="P169"><text:span text:style-name="T79">…</text:span><text:span text:style-name="T80">se mantiene siempre a la misma distancia, recorriendo una circunferencia?</text:span><text:span/></text:p>
        </text:list-item>
      </text:list>
      <text:p text:style-name="P170"><text:span text:style-name="T81">Esta es más difícil, así que aquí van dos pistas.</text:span><text:span/></text:p>
      <text:p text:style-name="P171"><text:span text:style-name="T82">Uno, si al aumentar la parte imaginaria la distancia crece, entonces si la disminuyes la distancia debería acortarse, porque las propiedades de la exponencial obligan a que pase eso.</text:span><text:span/></text:p>
      <text:p text:style-name="P172"><text:span text:style-name="T83">Y viceversa: si al aumentar la parte imaginaria la distancia se acorta, al disminuirla la distancia debe crecer.</text:span><text:span/></text:p>
      <text:p text:style-name="P173"><text:span text:style-name="T84">Una tercera opción es que se mantenga siempre constante, sin importar si aumenta o disminuye la parte imaginaria.</text:span><text:span/></text:p>
      <text:p text:style-name="P174"><text:span text:style-name="T85">Y la segunda pista, más importante aún, es que los números i y -i son simétricos respecto de la real.</text:span><text:span/></text:p>
      <text:p text:style-name="P175"><text:span text:style-name="T86">En general, decimos que los números a+bi y a-bi, que son simétricos respecto de la recta real, son conjugados, o uno es conjugado del otro, y se denota así: (// mostrar la notación del conjugado)</text:span><text:span/></text:p>
      <text:p text:style-name="P176"><text:span text:style-name="T87">Esto es importante, porque resulta que hay una simetría en el eje imaginario que no tiene el eje real.</text:span><text:span/></text:p>
      <text:p text:style-name="P177"><text:span text:style-name="T88">Puedes intercambiar el eje imaginario positivo con el negativo, conjugando todos los números, y muchas cosas seguirían igual, y eso se evidencia en las propiedades de los conjugados. (// Mostrar propiedades: “Siendo más técnicos, hay un “automorfismo””)</text:span><text:span/></text:p>
      <text:p text:style-name="P178"><text:span text:style-name="T89">Esto no pasa con el eje real, porque muchas reglas se romperían si intercambiamos los positivos con los negativos.</text:span><text:span/></text:p>
      <text:p text:style-name="P179"><text:span text:style-name="T90">Volviendo a nuestro problema, lo importante es que, si aumentas la parte imaginaria, este punto sube…</text:span><text:span/></text:p>
      <text:p text:style-name="P180"><text:span text:style-name="T91">…</text:span><text:span text:style-name="T92">pero si la disminuyes en la misma cantidad, como hay una simetría en la parte imaginaria, el punto debería bajar en la misma cantidad.</text:span><text:span/></text:p>
      <text:p text:style-name="P181"><text:span text:style-name="T93">Ambos valores deberían permanecer siempre simétricos, siempre deberían ser conjugados.</text:span><text:span/></text:p>
      <text:p text:style-name="P182"><text:span text:style-name="T94">Con estas pistas, ¿qué crees que pasa con la distancia del punto al origen?</text:span><text:span/></text:p>
      <text:p text:style-name="P183"><text:span text:style-name="T95">Pues, si siempre hay una simetría respecto de la recta real, entonces en ambos casos, cuando aumentas la parte imaginaria y cuando la disminuyes, debería pasar lo mismo.</text:span><text:span/></text:p>
      <text:p text:style-name="P184"><text:span text:style-name="T96">En ambos casos, o aumenta el módulo, o disminuye, o se queda constante.</text:span><text:span/></text:p>
      <text:p text:style-name="P185"><text:span text:style-name="T97">Sin embargo, según la primera pista, si al aumentar la parte imaginaria del exponente aumenta el módulo, entonces al disminuirla debería disminuir, y viceversa.</text:span><text:span/></text:p>
      <text:p text:style-name="P186"><text:span text:style-name="T98">Ambas opciones romperían la simetría de antes.</text:span><text:span/></text:p>
      <text:p text:style-name="P187"><text:span text:style-name="T99">La única opción viable es que el módulo se mantenga constante siempre.</text:span><text:span/></text:p>
      <text:p text:style-name="P188"><text:span text:style-name="T100">Por lo tanto, la alternativa correcta es la c):</text:span><text:span/></text:p>
      <text:p text:style-name="P189"><text:span text:style-name="T101">Al cambiar la parte imaginaria, nuestro punto va rotando alrededor del origen, a lo largo de la circunferencia de radio 1.</text:span><text:span/></text:p>
      <text:p text:style-name="P190"><text:span text:style-name="T102">---</text:span><text:span/></text:p>
      <text:p text:style-name="P191"><text:span text:style-name="T103">Sabiendo eso, y que el ángulo theta de 2^ix es proporcional a x, o sea igual a kx…</text:span><text:span/></text:p>
      <text:p text:style-name="P192"><text:span text:style-name="T104">…</text:span><text:span text:style-name="T105">podemos encontrar la parte real e imaginaria de este número, usando funciones trigonométricas.</text:span><text:span/></text:p>
      <text:p text:style-name="P193"><text:span text:style-name="T106">Como está en la circunferencia unitaria, su parte real es coseno de theta, y su parte imaginaria es seno de theta. Si theta es igual a kx, entonces, 2^ix es igual a cos(kx) + isin(kx).</text:span><text:span/></text:p>
      <text:p text:style-name="P194"><text:span text:style-name="T107">---</text:span><text:span/></text:p>
      <text:p text:style-name="P195"><text:span text:style-name="T108">Ahora, tómate un momento para apreciar lo mucho que se parece esto a la fórmula de Euler.</text:span><text:span/></text:p>
      <text:p text:style-name="P196"><text:span text:style-name="T109">/* Comparar 2^ix = cos(kx) + isin(kx) con e^ix = cos(x) + isin(x) *</text:span><text:span/></text:p>
      <text:p text:style-name="P197"><text:span text:style-name="T110">Nos falta muy poco para llegar allá, pero tenemos que ver ciertos asuntos: ¿qué es la constante k, qué es el número e y por qué no hay una k en la fórmula de Euler?</text:span><text:span/></text:p>
      <text:p text:style-name="P198"><text:span text:style-name="T111">Estos dos últimos temas los veremos más adelante, ahora concentrémonos en la constante k. ¿Cuál es su valor?</text:span><text:span/></text:p>
      <text:p text:style-name="P199"><text:span text:style-name="T112">---</text:span><text:span/></text:p>
      <text:p text:style-name="P200"><text:span text:style-name="T113">Esta constante está muy relacionada con la velocidad a la que se mueve este punto al cambiar x, así que analicemos esto.</text:span><text:span/></text:p>
      <text:p text:style-name="P201"><text:span text:style-name="T114">Cuando nos paramos en el punto 2^0 y cambiamos un poco el exponente, nuestro punto se mueve a cierta velocidad.</text:span><text:span/></text:p>
      <text:p text:style-name="P202"><text:span text:style-name="T115">Si multiplicamos todo por 2 para llegar a 2^1, el punto se mueve al doble de la velocidad.</text:span><text:span/></text:p>
      <text:p text:style-name="P203"><text:span text:style-name="T116">Si volvemos a multiplicar por 2 para llegar a 2^2, se mueve 4 veces más rápido que antes, o 2^2 veces más rápido.</text:span><text:span/></text:p>
      <text:p text:style-name="P204"><text:span text:style-name="T117">En general, si nos paramos en el punto 2^alfa, nos movemos 2^alfa veces más rápido que cuando estábamos en el punto 2^0.</text:span><text:span/></text:p>
      <text:p text:style-name="P205"><text:span text:style-name="T118">---</text:span><text:span/></text:p>
      <text:p text:style-name="P206"><text:span text:style-name="T119">Entonces, la velocidad del punto, es directamente proporcional a nuestra posición.</text:span><text:span/></text:p>
      <text:p text:style-name="P207"><text:span text:style-name="T120">En otras palabras, es igual a la posición por una constante de proporcionalidad k.</text:span><text:span/></text:p>
      <text:p text:style-name="P208"><text:span text:style-name="T121">/* Mostrar v(x) = k*p(x) */</text:span><text:span/></text:p>
      <text:p text:style-name="P209"><text:span text:style-name="T122">Según esta expresión, cuando x es 0, es decir estamos en la posición 2^0, que es igual a 1, la velocidad de nuestro punto es k.</text:span><text:span/></text:p>
      <text:p text:style-name="P210"><text:span text:style-name="T123">Aquí, si cambiamos un poco el exponente, digamos una cantidad omega, el punto se mueve aproximadamente k*omega.</text:span><text:span/></text:p>
      <text:p text:style-name="P211"><text:span text:style-name="T124">En otras palabras, 2^omega es aproximadamente igual a 1 + k*omega.</text:span><text:span/></text:p>
      <text:p text:style-name="P212"><text:span text:style-name="T125">Aquí podemos despejar k restando 1 a ambos lados, y dividiendo por omega.</text:span><text:span/></text:p>
      <text:p text:style-name="P213"><text:span text:style-name="T126">Entonces, para aproximar k, puedes tomar una calculadora y calcular 2 elevado a un valor muy pequeño, digamos 0,001, lo que nos da este valor.</text:span><text:span/></text:p>
      <text:p text:style-name="P214"><text:span text:style-name="T127">Si le restamos 1, y dividimos por 0,001, obtenemos que k es aproximadamente 0,69. (// nice)</text:span><text:span/></text:p>
      <text:p text:style-name="P215"><text:span text:style-name="T128">En este ejemplo, omega era un número real, pero perfectamente podría ser un número complejo: podríamos movernos un poco en cualquier dirección en este plano.</text:span><text:span/></text:p>
      <text:p text:style-name="P216"><text:span text:style-name="T129">Si omega es imaginario, volvemos a lo de rotar alrededor de la circunferencia. En este caso, nos desplazamos en un arco k*omega.</text:span><text:span/></text:p>
      <text:p text:style-name="P217"><text:span text:style-name="T130">Con este arco, podemos encontrar el ángulo que forma este punto.</text:span><text:span/></text:p>
      <text:p text:style-name="P218"><text:span text:style-name="T131">Para eso, vamos a usar radianes.</text:span><text:span/></text:p>
      <text:p text:style-name="P219"><text:span text:style-name="T132">Recordemos que los radianes son una unidad de medida de ángulos que compara directamente el arco subtendido por cierto ángulo, con el radio de la circunferencia.</text:span><text:span/></text:p>
      <text:p text:style-name="P220"><text:span text:style-name="T133">Los radianes están diseñados para que, en una circunferencia de radio 1, si el arco mide x, el ángulo también mida x, pero en radianes.</text:span><text:span/></text:p>
      <text:p text:style-name="P221"><text:span text:style-name="T134">Así, usando esta unidad de medida, si el arco mide k*omega, entonces el ángulo también mide k*omega radianes.</text:span><text:span/></text:p>
      <text:p text:style-name="P222"><text:span text:style-name="T135">Pero antes ya habíamos encontrado que el ángulo era directamente proporcional a la parte imaginaria del exponente.</text:span><text:span/></text:p>
      <text:p text:style-name="P223"><text:span text:style-name="T136">Esa constante de proporcionalidad del ángulo, resulta ser precisamente la constante de la rapidez de cambio de la exponencial…</text:span><text:span/></text:p>
      <text:p text:style-name="P224"><text:span text:style-name="T137">…</text:span><text:span text:style-name="T138">por lo que acabamos de resolver el misterio de cuánto valía k en esta expresión (//mostrar 2^ix = cos(kx) + isin(kx)): alrededor de 0,69.</text:span><text:span/></text:p>
      <text:p text:style-name="P225"><text:span text:style-name="T139">Antes de seguir avanzando, quiero mencionar algunos detalles importantes sobre la exponencial compleja.</text:span><text:span/></text:p>
      <text:p text:style-name="P226"><text:span text:style-name="T140">Primero, como este punto va rotando alrededor del origen, en algún momento va a pasar por el eje real negativo.</text:span><text:span/></text:p>
      <text:p text:style-name="P227"><text:span text:style-name="T141">Es decir, 2, un número positivo, elevado a i por algún x, nos va a dar -1, un número negativo. Cuando estábamos trabajando con exponentes reales, esto era impensable.</text:span><text:span/></text:p>
      <text:p text:style-name="P228"><text:span text:style-name="T142">Podemos calcular el x para el cual esto ocurre. La exponencial es igual a -1 cuando el ángulo es igual a pi radianes.</text:span><text:span/></text:p>
      <text:p text:style-name="P229"><text:span text:style-name="T143">/*Mostrar en pantalla: “En realidad pi es solo uno de los posibles ángulos. Hay infinitos ángulos de la forma pi + 2npi, n entero, que cumplen esto” */</text:span><text:span/></text:p>
      <text:p text:style-name="P230"><text:span text:style-name="T144">Si la exponencial es 2^ix, el ángulo es k*x.</text:span><text:span/></text:p>
      <text:p text:style-name="P231"><text:span text:style-name="T145">Entonces, kx = pi, por lo que x debe ser pi/k.</text:span><text:span/></text:p>
      <text:p text:style-name="P232"><text:span text:style-name="T146">Con los valores de pi y k, esto es alrededor de 4,53.</text:span><text:span/></text:p>
      <text:p text:style-name="P233"><text:span text:style-name="T147">Es decir, 2^(ipi/k), que es alrededor de 2^4,53i, es igual a -1.</text:span><text:span/></text:p>
      <text:p text:style-name="P234"><text:span text:style-name="T148">También podemos calcular el x para el cual el punto da una vuelta completa alrededor del origen.</text:span><text:span/></text:p>
      <text:p text:style-name="P235"><text:span text:style-name="T149">Eso ocurre cuando el ángulo, kx, es igual a 2pi radianes, o sea cuando x = 2pi/k, que es alrededor de 9,06.</text:span><text:span/></text:p>
      <text:p text:style-name="P236"><text:span text:style-name="T150">Cada vez que le sumamos el valor 2pi*i / k al exponente, sin importar cuál sea, la exponencial da una vuelta completa y termina en el mismo lugar de antes.</text:span><text:span/></text:p>
      <text:p text:style-name="P237"><text:span text:style-name="T151">Esto significa que, contrario a todo lo que se podía pensar antes, la exponencial *es* una función periódica, y su periodo es el valor imaginario 2pi*i / k.</text:span><text:span/></text:p>
      <text:p text:style-name="P238"><text:span text:style-name="T152">Hasta ahora solo vimos la exponencial real y la exponencial imaginaria. Pero, ¿qué pasa si el exponente es un complejo cualquiera?</text:span><text:span/></text:p>
      <text:p text:style-name="P239"><text:span text:style-name="T153">Por propiedades de la exponencial, esto se puede descomponer en el producto entre una exponencial real y una imaginaria.</text:span><text:span/></text:p>
      <text:p text:style-name="P240"><text:span text:style-name="T154">Como conocemos bien ambas exponenciales, podemos ubicar cualquier punto en este plano.</text:span><text:span/></text:p>
      <text:p text:style-name="P241"><text:span text:style-name="T155">Por ejemplo, 2^(1+i), que se descompone como 2^1 * 2^i.</text:span><text:span/></text:p>
      <text:p text:style-name="P242"><text:span text:style-name="T156">Para encontrarlo, podemos tomar el punto 2^i en esta circunferencia, y multiplicarlo por 2.</text:span><text:span/></text:p>
      <text:p text:style-name="P243"><text:span text:style-name="T157">(// Trazar una línea entre 2^i y 2^(1+i)).</text:span><text:span/></text:p>
      <text:p text:style-name="P244"><text:span text:style-name="T158">Si volvemos a multiplicar por 2, encontramos 2^(2+i).</text:span><text:span/></text:p>
      <text:p text:style-name="P245"><text:span text:style-name="T159">En general, podemos multiplicar 2^i por cualquier potencia real de 2, y así obtenemos todos los puntos en esta semirrecta.</text:span><text:span/></text:p>
      <text:p text:style-name="P246"><text:span text:style-name="T160">Esta es solo una copia de la semirrecta real positiva, pero multiplicada por 2^i, que la rota hasta esta posición.</text:span><text:span/></text:p>
      <text:p text:style-name="P247"><text:span text:style-name="T161">Podemos hacer lo mismo con otro punto, como 2^2i.</text:span><text:span/></text:p>
      <text:p text:style-name="P248"><text:span text:style-name="T162">Si lo multiplicamos por 2, llegamos a 2^(1+2i). Si volvemos a multiplicar por 2, obtenemos 2^(2+2i).</text:span><text:span/></text:p>
      <text:p text:style-name="P249"><text:span text:style-name="T163">Multiplicando por cualquier potencia real de 2, obtenemos esta otra semirrecta.</text:span><text:span/></text:p>
      <text:p text:style-name="P250"><text:span text:style-name="T164">---</text:span><text:span/></text:p>
      <text:p text:style-name="P251"><text:span text:style-name="T165">En general, todos los puntos que estén en esta circunferencia, podemos multiplicarlos por 2, y obtenemos esta nueva circunferencia de puntos.</text:span><text:span/></text:p>
      <text:p text:style-name="P252"><text:span text:style-name="T166">Todos estos puntos tienen un exponente de parte real 1, así que la circunferencia tiene radio 2^1.</text:span><text:span/></text:p>
      <text:p text:style-name="P253"><text:span text:style-name="T167">Si volvemos a multiplicar por 2, obtenemos esta otra circunferencia de radio 2^2.</text:span><text:span/></text:p>
      <text:p text:style-name="P254"><text:span text:style-name="T168">En general, podemos multiplicarlos por cualquier potencia real. Así obtenemos varias circunferencias, y cada punto traza una semirrecta.</text:span><text:span/></text:p>
      <text:p text:style-name="P255"><text:span text:style-name="T169">Todo este conjunto de círculos y líneas rectas nos da una especie de mapa por el que podemos navegar y ubicar todas las potencias complejas de 2.</text:span><text:span/></text:p>
      <text:p text:style-name="P256"><text:span text:style-name="T170">Recuerda que una exponencial compleja se puede factorizar en una exponencial real, la cual nos permite acercarnos o alejarnos del origen…</text:span><text:span/></text:p>
      <text:p text:style-name="P257"><text:span text:style-name="T171">…</text:span><text:span text:style-name="T172">y una exponencial imaginaria, que nos hace rotar alrededor del origen.</text:span><text:span/></text:p>
      <text:p text:style-name="P258"><text:span text:style-name="T173">De esa manera, si nos paramos en un punto cualquiera…</text:span><text:span/></text:p>
      <text:p text:style-name="P259"><text:span text:style-name="T174">…</text:span><text:span text:style-name="T175">modificar la parte real de su exponente significa moverse hacia adelante o hacia atrás en este mapa, o sea alejarse o acercarse al origen, cambiar la magnitud.</text:span><text:span/></text:p>
      <text:p text:style-name="P260"><text:span text:style-name="T176">En cambio, modificar la parte imaginaria del exponente significa moverse hacia los lados, o sea rotar alrededor del origen, cambiar el ángulo.</text:span><text:span/></text:p>
      <text:p text:style-name="P261"><text:span text:style-name="T177">Este es el significado de la exponencial compleja.</text:span><text:span/></text:p>
      <text:p text:style-name="P262"><text:span text:style-name="T178">Con todo lo que llevamos hasta ahora, hemos dado un paso muy importante para entender la fórmula de Euler.</text:span><text:span/></text:p>
      <text:p text:style-name="P263"><text:span text:style-name="T179">Pero todavía nos faltan entender algunas cosas, y para eso tenemos que ir un paso más allá y definir de manera más rigurosa la exponencial.</text:span><text:span/></text:p>
      <text:p text:style-name="P264"><text:span text:style-name="T180"/><text:span/></text:p>
      <text:p text:style-name="P265"><text:span text:style-name="T181"/><text:span/></text:p>
      <text:p text:style-name="P266"><text:span text:style-name="T182"/><text:span><text:soft-page-break/></text:span><text:span/></text:p>
      <text:p text:style-name="P267"><text:span text:style-name="T183">PARTE 3: LA EXPONENCIAL COMPLEJA definida más rigurosamente</text:span><text:span/></text:p>
      <text:p text:style-name="P268"><text:span text:style-name="T184">¿Recuerdas cómo definimos la exponencial real?</text:span><text:span/></text:p>
      <text:p text:style-name="P269"><text:span text:style-name="T185">Partimos dividiendo el tramo entre 2^0 y 2^1 en varias partes para definir las potencias con exponentes racionales.</text:span><text:span/></text:p>
      <text:p text:style-name="P270"><text:span text:style-name="T186">Si dividimos en cada vez más trozos, podemos aproximar cualquier exponente irracional, y así tener todos los exponentes reales.</text:span><text:span/></text:p>
      <text:p text:style-name="P271"><text:span text:style-name="T187">Básicamente, estamos jugando con la idea de un límite al infinito, y esta idea nos va a servir para definir definitivamente la exponencial real.</text:span><text:span/></text:p>
      <text:p text:style-name="P272"><text:span text:style-name="T188">(// ¿Reformular esto?)</text:span><text:span/></text:p>
      <text:p text:style-name="P273"><text:span text:style-name="T189">Desde el punto 2^0, vamos a aumentar el exponente en una cantidad infinitamente pequeña omega. Entonces, el valor de la exponencial aumenta en una cantidad k*omega. Por lo tanto:</text:span><text:span/></text:p>
      <text:p text:style-name="P274"><text:span text:style-name="T190">2^omega = 1 + k*omega</text:span><text:span/></text:p>
      <text:p text:style-name="P275"><text:span text:style-name="T191">Si queremos llegar al valor 2^2omega, debemos elevar ambos lados de la expresión al cuadrado.</text:span><text:span/></text:p>
      <text:p text:style-name="P276"><text:span text:style-name="T192">// 2^(2*omega) = (1 + k*omega)^2</text:span><text:span/></text:p>
      <text:p text:style-name="P277"><text:span text:style-name="T193">En general, si queremos aumentar n veces el exponente en una cantidad omega, debemos tomar la expresión y elevar ambos lados a n.</text:span><text:span/></text:p>
      <text:p text:style-name="P278"><text:span text:style-name="T194">// 2^(n*omega) = (1 + k*omega)^n</text:span><text:span/></text:p>
      <text:p text:style-name="P279"><text:span text:style-name="T195">Como omega es un número infinitamente pequeño, todo lo anterior debería seguir siendo muy cercano a 2^0, que es 1.</text:span><text:span/></text:p>
      <text:p text:style-name="P280"><text:span text:style-name="T196">Si queremos que deje de ser un valor cercano a 1, entonces n debería ser un número infinitamente grande. La idea es que, si damos una cantidad muy grande de pasos pequeños, deberíamos poder salir de donde estamos.</text:span><text:span/></text:p>
      <text:p text:style-name="P281"><text:span text:style-name="T197">Sin embargo, no cualquier cantidad infinitamente grande nos sirve. Debemos escoger un n específico. Podemos escoger uno tal que el exponente, n*omega, sea igual a 1.</text:span><text:span/></text:p>
      <text:p text:style-name="P282"><text:span text:style-name="T198">Ahora ojo, que n aquí debería ser un número natural, porque representa una cantidad de pasos.</text:span><text:span/></text:p>
      <text:p text:style-name="P283"><text:span text:style-name="T199">Entonces, en la expresión n*omega = 1, no es tan fácil como llegar y despejar n = 1/omega, porque si omega es cualquier valor, entonces n no es necesariamente un entero.</text:span><text:span/></text:p>
      <text:p text:style-name="P284"><text:span text:style-name="T200">Lo mejor aquí es despejar omega = 1/n, y fijar que n sea un entero infinitamente grande.</text:span><text:span/></text:p>
      <text:p text:style-name="P285"><text:span text:style-name="T201">Entonces, en las expresiones anteriores, si reemplazamos omega por 1/n, obtenemos que 2^(1/n) es igual a 1 + k/n…</text:span><text:span/></text:p>
      <text:p text:style-name="P286"><text:span text:style-name="T202">y si elevamos ambos lados a n, obtenemos que 2 = (1 + k/n)^n.</text:span><text:span/></text:p>
      <text:p text:style-name="P287"><text:span text:style-name="T203">Esto lo podemos expresar más formalmente como un límite cuando n tiende a infinito.</text:span><text:span/></text:p>
      <text:p text:style-name="P288"><text:span text:style-name="T204">/* mostrar 2 = lím_{n -&gt; inf} (1 + k/n)^n */</text:span><text:span/></text:p>
      <text:p text:style-name="P289"><text:span text:style-name="T205">Ahora, si cambiamos el n y escogemos uno tal que n*omega sea no 1, sino cualquier valor x…</text:span><text:span/></text:p>
      <text:p text:style-name="P290"><text:span text:style-name="T206">…</text:span><text:span text:style-name="T207">podemos despejar omega = x/n y reemplazar en la expresión, llegando a que 2^(x/n) = 1 + kx/n…</text:span><text:span/></text:p>
      <text:p text:style-name="P291"><text:span text:style-name="T208">y si elevamos ambos lados a n, obtenemos:</text:span><text:span/></text:p>
      <text:p text:style-name="P292"><text:span text:style-name="T209">2^x = lím_{n -&gt; inf} (1 + kx/n)^n</text:span><text:span/></text:p>
      <text:p text:style-name="P293"><text:span text:style-name="T210">---</text:span><text:span/></text:p>
      <text:p text:style-name="P294"><text:span text:style-name="T211">Puede que parezca más complicado de lo que debería, pero en realidad acabamos de simplificar la exponencial:</text:span><text:span/></text:p>
      <text:p text:style-name="P295"><text:span text:style-name="T212">la estamos expresando mediante una combinación de sumas y multiplicaciones, aunque sean infinitas.</text:span><text:span/></text:p>
      <text:p text:style-name="P296"><text:span text:style-name="T213">Esto nos permite definirla más formalmente para todo valor real de x, pero más importante aún, también podemos poner un x complejo, porque sabemos cómo sumar y multiplicar números complejos.</text:span><text:span/></text:p>
      <text:p text:style-name="P297"><text:span text:style-name="T214">Esta definición más rigurosa es la que vamos a usar para la exponencial real, y la compleja.</text:span><text:span/></text:p>
      <text:p text:style-name="P298"><text:span text:style-name="T215">Pero hay un problema: no sabemos exactamente qué es k.</text:span><text:span/></text:p>
      <text:p text:style-name="P299"><text:span text:style-name="T216">En la sección anterior, aproximamos el valor de k.</text:span><text:span/></text:p>
      <text:p text:style-name="P300"><text:span text:style-name="T217">Eso era suficiente por el momento, porque solo estábamos explicando la exponencial de manera muy superficial.</text:span><text:span/></text:p>
      <text:p text:style-name="P301"><text:span text:style-name="T218">Pero si ahora queremos ser más rigurosos, necesitamos conocer el valor exacto de k.</text:span><text:span/></text:p>
      <text:p text:style-name="P302"><text:span text:style-name="T219">---</text:span><text:span/></text:p>
      <text:p text:style-name="P303"><text:span text:style-name="T220">Recuerda que el límite representa partir desde 1, dar un pequeño paso kx/n, y elevar todo a la n.</text:span><text:span/></text:p>
      <text:p text:style-name="P304"><text:span text:style-name="T221">Este pequeño paso tiene un peso, y es el producto kx.</text:span><text:span/></text:p>
      <text:p text:style-name="P305"><text:span text:style-name="T222">Hasta ahora hemos cambiado solo x, y esto influye exponencialmente en el punto donde terminamos después de elevar todo a la n.</text:span><text:span/></text:p>
      <text:p text:style-name="P306"><text:span text:style-name="T223">Pero, ¿qué pasa si ahora cambiamos la constante k?</text:span><text:span/></text:p>
      <text:p text:style-name="P307"><text:span text:style-name="T224">Por ahora, digamos que x = 1. Entonces tenemos simplemente que 2 = este límite. Ahora el peso de cada paso es simplemente k.</text:span><text:span/></text:p>
      <text:p text:style-name="P308"><text:span text:style-name="T225">Si cambiamos el valor de k, entonces el valor del límite cambia, y deja de ser el número 2.</text:span><text:span/></text:p>
      <text:p text:style-name="P309"><text:span text:style-name="T226">¿De qué manera afecta el valor de k al resultado final?</text:span><text:span/></text:p>
      <text:p text:style-name="P310"><text:span text:style-name="T227">Originalmente, cambiar el valor de x, sin cambiar k, afectaba exponencialmente el valor del límite, que era 2^x.</text:span><text:span/></text:p>
      <text:p text:style-name="P311"><text:span text:style-name="T228">Pero como k y x se están multiplicando directamente en el límite…</text:span><text:span/></text:p>
      <text:p text:style-name="P312"><text:span text:style-name="T229">…</text:span><text:span text:style-name="T230">podemos perfectamente intercambiar sus roles…</text:span><text:span/></text:p>
      <text:p text:style-name="P313"><text:span text:style-name="T231">…</text:span><text:span text:style-name="T232">y si ahora cambiamos el valor de k, sin cambiar x…</text:span><text:span/></text:p>
      <text:p text:style-name="P314"><text:span text:style-name="T233">…</text:span><text:span text:style-name="T234">entonces el límite también debería cambiar exponencialmente en función de k…</text:span><text:span/></text:p>
      <text:p text:style-name="P315"><text:span text:style-name="T235">…</text:span><text:span text:style-name="T236">por lo que el resultado de este límite debería ser una exponencial B^k, donde B es una base desconocida.</text:span><text:span/></text:p>
      <text:p text:style-name="P316"><text:span text:style-name="T237">Entonces, si elegimos un k tal que este límite sea igual a 2, entonces B^k = 2.</text:span><text:span/></text:p>
      <text:p text:style-name="P317"><text:span text:style-name="T238">Permíteme introducir ahora la función “logaritmo”, que es básicamente la inversa de la exponencial.</text:span><text:span/></text:p>
      <text:p text:style-name="P318"><text:span text:style-name="T239">La inversa de la exponencial a^x, es el logaritmo en base a de x, y se denota así.</text:span><text:span/></text:p>
      <text:p text:style-name="P319"><text:span text:style-name="T240">Como es la función inversa, componer ambas funciones nos debería retornar la identidad. Entonces:</text:span><text:span/></text:p>
      <text:p text:style-name="P320"><text:span text:style-name="T241">// log_{a}(a^x) = x</text:span><text:span/></text:p>
      <text:p text:style-name="P321"><text:span text:style-name="T242">Volviendo a B^k = 2, si a ambos lados aplicamos logaritmo en base B, el lado izquierdo se simplifica, y nos queda entonces que k es el logaritmo en base B de 2.</text:span><text:span/></text:p>
      <text:p text:style-name="P322"><text:span text:style-name="T243">Esta es la expresión que necesitábamos encontrar para k.</text:span><text:span/></text:p>
      <text:p text:style-name="P323"><text:span text:style-name="T244">Ahora solo necesitamos encontrar la base B, y tenemos todo lo necesario para calcular k.</text:span><text:span/></text:p>
      <text:p text:style-name="P324"><text:span text:style-name="T245">Sabemos que B^k es igual a este límite.</text:span><text:span/></text:p>
      <text:p text:style-name="P325"><text:span text:style-name="T246">Si ahora sustituimos k = 1, entonces nuestra base B es igual al límite, cuando n tiende a infinito, de 1 + 1/n, todo a la n.</text:span><text:span/></text:p>
      <text:p text:style-name="P326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Calibri" style:font-family-asian="Calibri" style:font-family-complex="Arial" fo:font-size="11pt" fo:language="es" fo:country="CL"/>
      <style:paragraph-properties fo:line-height="107.917%" fo:text-align="left" style:tab-stop-distance="35.4pt" fo:margin-top="0pt" fo:margin-bottom="8pt"/>
    </style:default-style>
    <style:default-style style:family="text">
      <style:text-properties fo:font-family="Calibri" style:font-family-asian="Calibri" style:font-family-complex="Arial" fo:font-size="11pt" fo:language="es" fo:country="CL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06" style:display-name="Heading 1" style:family="paragraph" style:name="12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608" style:display-name="Heading 1 Char" style:family="text" style:name="13">
      <style:text-properties fo:font-family="Arial" style:font-family-asian="Arial" style:font-family-complex="Arial" fo:font-size="20pt"/>
    </style:style>
    <style:style style:parent-style-name="608" style:display-name="Heading 2 Char" style:family="text" style:name="15">
      <style:text-properties fo:font-family="Arial" style:font-family-asian="Arial" style:font-family-complex="Arial" fo:font-size="17pt"/>
    </style:style>
    <style:style style:parent-style-name="606" style:display-name="Heading 3" style:family="paragraph" style:name="16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08" style:display-name="Heading 3 Char" style:family="text" style:name="17">
      <style:text-properties fo:font-family="Arial" style:font-family-asian="Arial" style:font-family-complex="Arial" fo:font-size="15pt"/>
    </style:style>
    <style:style style:parent-style-name="606" style:display-name="Heading 4" style:family="paragraph" style:name="1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08" style:display-name="Heading 4 Char" style:family="text" style:name="19">
      <style:text-properties fo:font-family="Arial" style:font-family-asian="Arial" style:font-family-complex="Arial" fo:font-size="13pt" fo:font-weight="bold"/>
    </style:style>
    <style:style style:parent-style-name="606" style:display-name="Heading 5" style:family="paragraph" style:name="2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08" style:display-name="Heading 5 Char" style:family="text" style:name="21">
      <style:text-properties fo:font-family="Arial" style:font-family-asian="Arial" style:font-family-complex="Arial" fo:font-size="12pt" fo:font-weight="bold"/>
    </style:style>
    <style:style style:parent-style-name="606" style:display-name="Heading 6" style:family="paragraph" style:name="2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08" style:display-name="Heading 6 Char" style:family="text" style:name="23">
      <style:text-properties fo:font-family="Arial" style:font-family-asian="Arial" style:font-family-complex="Arial" fo:font-size="11pt" fo:font-weight="bold"/>
    </style:style>
    <style:style style:parent-style-name="606" style:display-name="Heading 7" style:family="paragraph" style:name="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08" style:display-name="Heading 7 Char" style:family="text" style:name="25">
      <style:text-properties fo:font-family="Arial" style:font-family-asian="Arial" style:font-family-complex="Arial" fo:font-size="11pt" fo:font-style="italic" fo:font-weight="bold"/>
    </style:style>
    <style:style style:parent-style-name="606" style:display-name="Heading 8" style:family="paragraph" style:name="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08" style:display-name="Heading 8 Char" style:family="text" style:name="27">
      <style:text-properties fo:font-family="Arial" style:font-family-asian="Arial" style:font-family-complex="Arial" fo:font-size="11pt" fo:font-style="italic"/>
    </style:style>
    <style:style style:parent-style-name="606" style:display-name="Heading 9" style:family="paragraph" style:name="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08" style:display-name="Heading 9 Char" style:family="text" style:name="29">
      <style:text-properties fo:font-family="Arial" style:font-family-asian="Arial" style:font-family-complex="Arial" fo:font-size="10.5pt" fo:font-style="italic"/>
    </style:style>
    <style:style style:display-name="No Spacing" style:family="paragraph" style:name="32">
      <style:paragraph-properties fo:line-height="100%" fo:margin-top="0pt" fo:margin-bottom="0pt"/>
    </style:style>
    <style:style style:parent-style-name="606" style:display-name="Title" style:family="paragraph" style:name="33">
      <style:text-properties fo:font-size="24pt"/>
      <style:paragraph-properties fo:margin-top="15pt" fo:margin-bottom="10pt" style:contextual-spacing="true"/>
    </style:style>
    <style:style style:parent-style-name="608" style:display-name="Title Char" style:family="text" style:name="34">
      <style:text-properties fo:font-size="24pt"/>
    </style:style>
    <style:style style:parent-style-name="606" style:display-name="Subtitle" style:family="paragraph" style:name="35">
      <style:text-properties fo:font-size="12pt"/>
      <style:paragraph-properties fo:margin-top="10pt" fo:margin-bottom="10pt"/>
    </style:style>
    <style:style style:parent-style-name="608" style:display-name="Subtitle Char" style:family="text" style:name="36">
      <style:text-properties fo:font-size="12pt"/>
    </style:style>
    <style:style style:parent-style-name="606" style:display-name="Quote" style:family="paragraph" style:name="37">
      <style:text-properties fo:font-style="italic"/>
      <style:paragraph-properties fo:margin-left="1.27cm" fo:margin-right="1.27cm"/>
    </style:style>
    <style:style style:display-name="Quote Char" style:family="text" style:name="38">
      <style:text-properties fo:font-style="italic"/>
    </style:style>
    <style:style style:parent-style-name="606" style:display-name="Intense Quote" style:family="paragraph" style:name="39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0">
      <style:text-properties fo:font-style="italic"/>
    </style:style>
    <style:style style:parent-style-name="606" style:display-name="Header" style:family="paragraph" style:name="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8" style:display-name="Header Char" style:family="text" style:name="42"/>
    <style:style style:parent-style-name="606" style:display-name="Footer" style:family="paragraph" style:name="4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8" style:display-name="Footer Char" style:family="text" style:name="44"/>
    <style:style style:parent-style-name="613" style:display-name="Caption Char" style:family="text" style:name="46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6" style:display-name="footnote text" style:family="paragraph" style:name="174">
      <style:text-properties fo:font-size="9pt"/>
      <style:paragraph-properties fo:line-height="100%" fo:margin-bottom="2pt"/>
    </style:style>
    <style:style style:display-name="Footnote Text Char" style:family="text" style:name="175">
      <style:text-properties fo:font-size="9pt"/>
    </style:style>
    <style:style style:parent-style-name="608" style:display-name="footnote reference" style:family="text" style:name="176">
      <style:text-properties style:text-position="super 58%"/>
    </style:style>
    <style:style style:parent-style-name="606" style:display-name="endnote text" style:family="paragraph" style:name="177">
      <style:text-properties fo:font-size="10pt"/>
      <style:paragraph-properties fo:line-height="100%" fo:margin-bottom="0pt"/>
    </style:style>
    <style:style style:display-name="Endnote Text Char" style:family="text" style:name="178">
      <style:text-properties fo:font-size="10pt"/>
    </style:style>
    <style:style style:parent-style-name="608" style:display-name="endnote reference" style:family="text" style:name="179">
      <style:text-properties style:text-position="super 58%"/>
    </style:style>
    <style:style style:parent-style-name="606" style:display-name="toc 1" style:family="paragraph" style:name="180">
      <style:paragraph-properties fo:margin-left="0cm" fo:margin-right="0cm" fo:text-indent="0cm" fo:margin-bottom="2.85pt"/>
    </style:style>
    <style:style style:parent-style-name="606" style:display-name="toc 2" style:family="paragraph" style:name="181">
      <style:paragraph-properties fo:margin-left="0.4992cm" fo:margin-right="0cm" fo:text-indent="0cm" fo:margin-bottom="2.85pt"/>
    </style:style>
    <style:style style:parent-style-name="606" style:display-name="toc 3" style:family="paragraph" style:name="182">
      <style:paragraph-properties fo:margin-left="1cm" fo:margin-right="0cm" fo:text-indent="0cm" fo:margin-bottom="2.85pt"/>
    </style:style>
    <style:style style:parent-style-name="606" style:display-name="toc 4" style:family="paragraph" style:name="183">
      <style:paragraph-properties fo:margin-left="1.499cm" fo:margin-right="0cm" fo:text-indent="0cm" fo:margin-bottom="2.85pt"/>
    </style:style>
    <style:style style:parent-style-name="606" style:display-name="toc 5" style:family="paragraph" style:name="184">
      <style:paragraph-properties fo:margin-left="2cm" fo:margin-right="0cm" fo:text-indent="0cm" fo:margin-bottom="2.85pt"/>
    </style:style>
    <style:style style:parent-style-name="606" style:display-name="toc 6" style:family="paragraph" style:name="185">
      <style:paragraph-properties fo:margin-left="2.5cm" fo:margin-right="0cm" fo:text-indent="0cm" fo:margin-bottom="2.85pt"/>
    </style:style>
    <style:style style:parent-style-name="606" style:display-name="toc 7" style:family="paragraph" style:name="186">
      <style:paragraph-properties fo:margin-left="3.001cm" fo:margin-right="0cm" fo:text-indent="0cm" fo:margin-bottom="2.85pt"/>
    </style:style>
    <style:style style:parent-style-name="606" style:display-name="toc 8" style:family="paragraph" style:name="187">
      <style:paragraph-properties fo:margin-left="3.5cm" fo:margin-right="0cm" fo:text-indent="0cm" fo:margin-bottom="2.85pt"/>
    </style:style>
    <style:style style:parent-style-name="606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parent-style-name="606" style:display-name="table of figures" style:family="paragraph" style:name="190">
      <style:paragraph-properties fo:margin-bottom="0pt"/>
    </style:style>
    <style:style style:class="default" style:display-name="Normal" style:family="paragraph" style:name="606">
      <style:text-properties fo:color="#000000" fo:font-family="Calibri" style:font-family-asian="Calibri" style:font-family-complex="Arial" fo:font-size="11pt" fo:language="es" fo:country="CL"/>
      <style:paragraph-properties fo:line-height="107.917%" fo:text-align="left" fo:margin-top="0pt" fo:margin-bottom="8pt"/>
    </style:style>
    <style:style style:parent-style-name="606" style:display-name="Heading 2" style:family="paragraph" style:name="607">
      <style:text-properties fo:color="#2f5496" fo:font-family="Calibri Light" style:font-family-asian="Arial" style:font-family-complex="Arial" fo:font-size="13pt"/>
      <style:paragraph-properties fo:margin-top="2pt" fo:margin-bottom="0pt"/>
    </style:style>
    <style:style style:class="default" style:display-name="Default Paragraph Font" style:family="text" style:name="608"/>
    <style:style style:parent-style-name="608" style:display-name="Título 2 Car" style:family="text" style:name="609">
      <style:text-properties fo:color="#2f5496" fo:font-family="Calibri Light" style:font-family-asian="Arial" style:font-family-complex="Arial" fo:font-size="13pt"/>
    </style:style>
    <style:style style:parent-style-name="606" style:display-name="Título" style:family="paragraph" style:name="610">
      <style:text-properties fo:font-family="Liberation Sans" style:font-family-asian="WenQuanYi Micro Hei" style:font-family-complex="Noto Sans Devanagari" fo:font-size="14pt"/>
      <style:paragraph-properties fo:margin-top="12pt" fo:margin-bottom="6pt"/>
    </style:style>
    <style:style style:parent-style-name="606" style:display-name="Body Text" style:family="paragraph" style:name="611">
      <style:paragraph-properties fo:line-height="115%" fo:margin-top="0pt" fo:margin-bottom="7pt"/>
    </style:style>
    <style:style style:parent-style-name="611" style:display-name="List" style:family="paragraph" style:name="612">
      <style:text-properties style:font-family-complex="Noto Sans Devanagari"/>
    </style:style>
    <style:style style:parent-style-name="606" style:display-name="Caption" style:family="paragraph" style:name="613">
      <style:text-properties style:font-family-complex="Noto Sans Devanagari" fo:font-size="12pt" fo:font-style="italic"/>
      <style:paragraph-properties fo:margin-top="6pt" fo:margin-bottom="6pt"/>
    </style:style>
    <style:style style:parent-style-name="606" style:display-name="Índice" style:family="paragraph" style:name="614">
      <style:text-properties style:font-family-complex="Noto Sans Devanagari"/>
      <style:paragraph-properties/>
    </style:style>
    <style:style style:display-name="Standard" style:family="paragraph" style:name="615">
      <style:text-properties fo:color="#000000" fo:font-family="Liberation Serif" style:font-family-asian="Noto Serif CJK SC" style:font-family-complex="FreeSans" fo:font-size="12pt" fo:language="es" fo:country="MX"/>
      <style:paragraph-properties fo:line-height="100%" fo:text-align="left" fo:margin-top="0pt" fo:margin-bottom="0pt"/>
    </style:style>
    <style:style style:parent-style-name="606" style:display-name="List Paragraph" style:family="paragraph" style:name="616">
      <style:text-properties/>
      <style:paragraph-properties fo:margin-left="1.27cm" fo:text-indent="0cm" fo:margin-top="0pt" fo:margin-bottom="8pt" style:contextual-spacing="true"/>
    </style:style>
    <text:list-style style:name="WWNum1">
      <text:list-level-style-number text:level="1" style:num-format="a" style:num-letter-sync="true" style:num-suffix=")">
        <style:list-level-properties text:list-level-position-and-space-mode="label-alignment">
          <style:list-level-label-alignment text:list-tab-stop-position="0cm"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text:list-tab-stop-position="0cm"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0cm"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text:list-tab-stop-position="0cm"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0cm"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text:list-tab-stop-position="0cm" fo:text-indent="-0.3175cm" fo:margin-left="11.43cm"/>
        </style:list-level-properties>
      </text:list-level-style-number>
    </text:list-style>
    <text:list-style style:name="WWNum2">
      <text:list-level-style-number text:level="1" style:num-format="a" style:num-letter-sync="true" style:num-suffix=")">
        <style:list-level-properties text:list-level-position-and-space-mode="label-alignment">
          <style:list-level-label-alignment text:list-tab-stop-position="0cm"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text:list-tab-stop-position="0cm"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0cm"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text:list-tab-stop-position="0cm"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0cm"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text:list-tab-stop-position="0cm" fo:text-indent="-0.3175cm" fo:margin-left="11.43cm"/>
        </style:list-level-properties>
      </text:list-level-style-number>
    </text:list-style>
    <text:list-style style:name="WWNum3">
      <text:list-level-style-number text:level="1" style:num-format="a" style:num-letter-sync="true" style:num-suffix=")">
        <style:list-level-properties text:list-level-position-and-space-mode="label-alignment">
          <style:list-level-label-alignment text:list-tab-stop-position="0cm"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text:list-tab-stop-position="0cm"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0cm"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text:list-tab-stop-position="0cm"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0cm"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text:list-tab-stop-position="0cm"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text:list-tab-stop-position="0cm" fo:text-indent="-0.3175cm" fo:margin-left="11.43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left="3.001cm" fo:margin-right="3.001cm" fo:margin-top="0cm" fo:margin-bottom="0cm"/>
    </style:page-layout>
    <style:page-layout style:name="Mpm2">
      <style:page-layout-properties fo:page-width="21.59cm" fo:page-height="27.94cm" style:print-orientation="portrait" fo:margin-left="3.001cm" fo:margin-right="3.001cm" fo:margin-top="0cm" fo:margin-bottom="0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